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937in"/>
    </style:style>
    <style:style style:name="co3" style:family="table-column">
      <style:table-column-properties fo:break-before="auto" style:column-width="1.9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</office:automatic-styles>
  <office:body>
    <office:spreadsheet>
      <table:tracked-changes>
        <table:cell-content-change table:id="ct1">
          <table:cell-address table:column="5" table:row="20" table:table="6"/>
          <office:change-info>
            <dc:creator> </dc:creator>
            <dc:date>2020-03-05T16:59:37.868413558</dc:date>
          </office:change-info>
          <table:previous>
            <table:change-track-table-cell office:value-type="float" office:value="-2.92862825754128"/>
          </table:previous>
        </table:cell-content-change>
        <table:cell-content-change table:id="ct2">
          <table:cell-address table:column="1" table:row="7" table:table="6"/>
          <office:change-info>
            <dc:creator> </dc:creator>
            <dc:date>2020-03-05T17:00:30.805287961</dc:date>
          </office:change-info>
          <table:previous>
            <table:change-track-table-cell office:value-type="float" office:value="351.621"/>
          </table:previous>
        </table:cell-content-change>
        <table:cell-content-change table:id="ct3">
          <table:cell-address table:column="2" table:row="7" table:table="6"/>
          <office:change-info>
            <dc:creator> </dc:creator>
            <dc:date>2020-03-05T17:08:43.373813110</dc:date>
          </office:change-info>
          <table:previous>
            <table:change-track-table-cell office:value-type="float" office:value="581.14"/>
          </table:previous>
        </table:cell-content-change>
        <table:cell-content-change table:id="ct4">
          <table:cell-address table:column="3" table:row="7" table:table="6"/>
          <office:change-info>
            <dc:creator> </dc:creator>
            <dc:date>2020-03-05T17:09:48.835195198</dc:date>
          </office:change-info>
          <table:previous>
            <table:change-track-table-cell office:value-type="float" office:value="1525.6"/>
          </table:previous>
        </table:cell-content-change>
        <table:cell-content-change table:id="ct5">
          <table:cell-address table:column="4" table:row="7" table:table="6"/>
          <office:change-info>
            <dc:creator> </dc:creator>
            <dc:date>2020-03-05T17:10:10.386137900</dc:date>
          </office:change-info>
          <table:previous>
            <table:change-track-table-cell office:value-type="float" office:value="3021.04"/>
          </table:previous>
        </table:cell-content-change>
        <table:cell-content-change table:id="ct6">
          <table:cell-address table:column="1" table:row="6" table:table="6"/>
          <office:change-info>
            <dc:creator> </dc:creator>
            <dc:date>2020-03-05T17:11:53.405579912</dc:date>
          </office:change-info>
          <table:previous>
            <table:change-track-table-cell office:value-type="float" office:value="350.696"/>
          </table:previous>
        </table:cell-content-change>
        <table:cell-content-change table:id="ct7">
          <table:cell-address table:column="2" table:row="6" table:table="6"/>
          <office:change-info>
            <dc:creator> </dc:creator>
            <dc:date>2020-03-05T17:11:53.405593713</dc:date>
          </office:change-info>
          <table:previous>
            <table:change-track-table-cell office:value-type="float" office:value="579.74"/>
          </table:previous>
        </table:cell-content-change>
        <table:cell-content-change table:id="ct8">
          <table:cell-address table:column="3" table:row="6" table:table="6"/>
          <office:change-info>
            <dc:creator> </dc:creator>
            <dc:date>2020-03-05T17:11:53.405601412</dc:date>
          </office:change-info>
          <table:previous>
            <table:change-track-table-cell office:value-type="float" office:value="1521.94"/>
          </table:previous>
        </table:cell-content-change>
        <table:cell-content-change table:id="ct9">
          <table:cell-address table:column="4" table:row="6" table:table="6"/>
          <office:change-info>
            <dc:creator> </dc:creator>
            <dc:date>2020-03-05T17:11:53.405608514</dc:date>
          </office:change-info>
          <table:previous>
            <table:change-track-table-cell office:value-type="float" office:value="3010.46"/>
          </table:previous>
        </table:cell-content-change>
        <table:cell-content-change table:id="ct10">
          <table:cell-address table:column="1" table:row="7" table:table="6"/>
          <office:change-info>
            <dc:creator> </dc:creator>
            <dc:date>2020-03-05T17:12:31.884117253</dc:date>
          </office:change-info>
          <table:previous table:id="ct2">
            <table:change-track-table-cell office:value-type="float" office:value="349.627"/>
          </table:previous>
        </table:cell-content-change>
        <table:cell-content-change table:id="ct11">
          <table:cell-address table:column="2" table:row="7" table:table="6"/>
          <office:change-info>
            <dc:creator> </dc:creator>
            <dc:date>2020-03-05T17:12:53.452109879</dc:date>
          </office:change-info>
          <table:previous table:id="ct3">
            <table:change-track-table-cell office:value-type="float" office:value="578.39"/>
          </table:previous>
        </table:cell-content-change>
        <table:cell-content-change table:id="ct12">
          <table:cell-address table:column="3" table:row="7" table:table="6"/>
          <office:change-info>
            <dc:creator> </dc:creator>
            <dc:date>2020-03-05T17:13:09.946753522</dc:date>
          </office:change-info>
          <table:previous table:id="ct4">
            <table:change-track-table-cell office:value-type="float" office:value="1519.8"/>
          </table:previous>
        </table:cell-content-change>
        <table:cell-content-change table:id="ct13">
          <table:cell-address table:column="4" table:row="7" table:table="6"/>
          <office:change-info>
            <dc:creator> </dc:creator>
            <dc:date>2020-03-05T17:13:31.324012700</dc:date>
          </office:change-info>
          <table:previous table:id="ct5">
            <table:change-track-table-cell office:value-type="float" office:value="3009.21"/>
          </table:previous>
        </table:cell-content-change>
        <table:cell-content-change table:id="ct14">
          <table:cell-address table:column="1" table:row="8" table:table="6"/>
          <office:change-info>
            <dc:creator> </dc:creator>
            <dc:date>2020-03-05T17:17:27.784320998</dc:date>
          </office:change-info>
          <table:previous>
            <table:change-track-table-cell office:value-type="float" office:value="352.584"/>
          </table:previous>
        </table:cell-content-change>
        <table:cell-content-change table:id="ct15">
          <table:cell-address table:column="3" table:row="8" table:table="6"/>
          <office:change-info>
            <dc:creator> </dc:creator>
            <dc:date>2020-03-05T17:18:15.117234568</dc:date>
          </office:change-info>
          <table:previous>
            <table:change-track-table-cell office:value-type="float" office:value="1532.32"/>
          </table:previous>
        </table:cell-content-change>
        <table:cell-content-change table:id="ct16">
          <table:cell-address table:column="4" table:row="8" table:table="6"/>
          <office:change-info>
            <dc:creator> </dc:creator>
            <dc:date>2020-03-05T17:18:35.660737550</dc:date>
          </office:change-info>
          <table:previous>
            <table:change-track-table-cell office:value-type="float" office:value="3045.8"/>
          </table:previous>
        </table:cell-content-change>
        <table:cell-content-change table:id="ct17">
          <table:cell-address table:column="1" table:row="9" table:table="6"/>
          <office:change-info>
            <dc:creator> </dc:creator>
            <dc:date>2020-03-05T17:19:41.243161147</dc:date>
          </office:change-info>
          <table:previous>
            <table:change-track-table-cell office:value-type="float" office:value="352.793"/>
          </table:previous>
        </table:cell-content-change>
        <table:cell-content-change table:id="ct18">
          <table:cell-address table:column="2" table:row="9" table:table="6"/>
          <office:change-info>
            <dc:creator> </dc:creator>
            <dc:date>2020-03-05T17:19:58.898533860</dc:date>
          </office:change-info>
          <table:previous>
            <table:change-track-table-cell office:value-type="float" office:value="582.91"/>
          </table:previous>
        </table:cell-content-change>
        <table:cell-content-change table:id="ct19">
          <table:cell-address table:column="1" table:row="5" table:table="7"/>
          <office:change-info>
            <dc:creator> </dc:creator>
            <dc:date>2020-03-05T17:24:06.444765920</dc:date>
          </office:change-info>
          <table:previous>
            <table:change-track-table-cell office:value-type="float" office:value="328.408"/>
          </table:previous>
        </table:cell-content-change>
        <table:cell-content-change table:id="ct20">
          <table:cell-address table:column="2" table:row="5" table:table="7"/>
          <office:change-info>
            <dc:creator> </dc:creator>
            <dc:date>2020-03-05T17:25:02.533073331</dc:date>
          </office:change-info>
          <table:previous>
            <table:change-track-table-cell office:value-type="float" office:value="451.586"/>
          </table:previous>
        </table:cell-content-change>
        <table:cell-content-change table:id="ct21">
          <table:cell-address table:column="3" table:row="5" table:table="7"/>
          <office:change-info>
            <dc:creator> </dc:creator>
            <dc:date>2020-03-05T17:25:28.341829882</dc:date>
          </office:change-info>
          <table:previous>
            <table:change-track-table-cell office:value-type="float" office:value="1448.16"/>
          </table:previous>
        </table:cell-content-change>
        <table:cell-content-change table:id="ct22">
          <table:cell-address table:column="4" table:row="5" table:table="7"/>
          <office:change-info>
            <dc:creator> </dc:creator>
            <dc:date>2020-03-05T17:25:50.274495075</dc:date>
          </office:change-info>
          <table:previous>
            <table:change-track-table-cell office:value-type="float" office:value="2937.88"/>
          </table:previous>
        </table:cell-content-change>
        <table:cell-content-change table:id="ct23">
          <table:cell-address table:column="1" table:row="5" table:table="7"/>
          <office:change-info>
            <dc:creator> </dc:creator>
            <dc:date>2020-03-05T19:45:24.453251848</dc:date>
          </office:change-info>
          <table:previous table:id="ct19">
            <table:change-track-table-cell office:value-type="float" office:value="343.563"/>
          </table:previous>
        </table:cell-content-change>
        <table:cell-content-change table:id="ct24">
          <table:cell-address table:column="0" table:row="5" table:table="7"/>
          <office:change-info>
            <dc:creator> </dc:creator>
            <dc:date>2020-03-05T19:45:26.628492241</dc:date>
          </office:change-info>
          <table:previous>
            <table:change-track-table-cell office:value-type="float" office:value="4"/>
          </table:previous>
        </table:cell-content-change>
        <table:cell-content-change table:id="ct25">
          <table:cell-address table:column="0" table:row="6" table:table="7"/>
          <office:change-info>
            <dc:creator> </dc:creator>
            <dc:date>2020-03-05T19:45:28.597682229</dc:date>
          </office:change-info>
          <table:previous>
            <table:change-track-table-cell office:value-type="float" office:value="5"/>
          </table:previous>
        </table:cell-content-change>
        <table:cell-content-change table:id="ct26">
          <table:cell-address table:column="0" table:row="7" table:table="7"/>
          <office:change-info>
            <dc:creator> </dc:creator>
            <dc:date>2020-03-05T19:45:30.225863427</dc:date>
          </office:change-info>
          <table:previous>
            <table:change-track-table-cell office:value-type="float" office:value="6"/>
          </table:previous>
        </table:cell-content-change>
        <table:cell-content-change table:id="ct27">
          <table:cell-address table:column="0" table:row="8" table:table="7"/>
          <office:change-info>
            <dc:creator> </dc:creator>
            <dc:date>2020-03-05T19:45:30.225880760</dc:date>
          </office:change-info>
          <table:previous>
            <table:change-track-table-cell office:value-type="float" office:value="7"/>
          </table:previous>
        </table:cell-content-change>
        <table:cell-content-change table:id="ct28">
          <table:cell-address table:column="0" table:row="9" table:table="7"/>
          <office:change-info>
            <dc:creator> </dc:creator>
            <dc:date>2020-03-05T19:45:30.225887069</dc:date>
          </office:change-info>
          <table:previous>
            <table:change-track-table-cell office:value-type="float" office:value="8"/>
          </table:previous>
        </table:cell-content-change>
        <table:cell-content-change table:id="ct29">
          <table:cell-address table:column="0" table:row="4" table:table="7"/>
          <office:change-info>
            <dc:creator> </dc:creator>
            <dc:date>2020-03-05T19:45:34.000445499</dc:date>
          </office:change-info>
          <table:previous>
            <table:change-track-table-cell office:value-type="float" office:value="3"/>
          </table:previous>
        </table:cell-content-change>
        <table:cell-content-change table:id="ct30">
          <table:cell-address table:column="0" table:row="1" table:table="7"/>
          <office:change-info>
            <dc:creator> </dc:creator>
            <dc:date>2020-03-05T19:45:37.872125693</dc:date>
          </office:change-info>
          <table:previous>
            <table:change-track-table-cell office:value-type="float" office:value="0"/>
          </table:previous>
        </table:cell-content-change>
        <table:cell-content-change table:id="ct31">
          <table:cell-address table:column="0" table:row="2" table:table="7"/>
          <office:change-info>
            <dc:creator> </dc:creator>
            <dc:date>2020-03-05T19:45:37.872138659</dc:date>
          </office:change-info>
          <table:previous>
            <table:change-track-table-cell office:value-type="float" office:value="1"/>
          </table:previous>
        </table:cell-content-change>
        <table:cell-content-change table:id="ct32">
          <table:cell-address table:column="0" table:row="3" table:table="7"/>
          <office:change-info>
            <dc:creator> </dc:creator>
            <dc:date>2020-03-05T19:45:37.872142637</dc:date>
          </office:change-info>
          <table:previous>
            <table:change-track-table-cell office:value-type="float" office:value="2"/>
          </table:previous>
        </table:cell-content-change>
        <table:cell-content-change table:id="ct33">
          <table:cell-address table:column="2" table:row="5" table:table="7"/>
          <office:change-info>
            <dc:creator> </dc:creator>
            <dc:date>2020-03-05T19:46:44.570266852</dc:date>
          </office:change-info>
          <table:previous table:id="ct20">
            <table:change-track-table-cell office:value-type="float" office:value="471.62"/>
          </table:previous>
        </table:cell-content-change>
        <table:cell-content-change table:id="ct34">
          <table:cell-address table:column="3" table:row="5" table:table="7"/>
          <office:change-info>
            <dc:creator> </dc:creator>
            <dc:date>2020-03-05T19:47:07.689072951</dc:date>
          </office:change-info>
          <table:previous table:id="ct21">
            <table:change-track-table-cell office:value-type="float" office:value="1492.87"/>
          </table:previous>
        </table:cell-content-change>
        <table:cell-content-change table:id="ct35">
          <table:cell-address table:column="4" table:row="5" table:table="7"/>
          <office:change-info>
            <dc:creator> </dc:creator>
            <dc:date>2020-03-05T19:47:29.519972235</dc:date>
          </office:change-info>
          <table:previous table:id="ct22">
            <table:change-track-table-cell office:value-type="float" office:value="2947.52"/>
          </table:previous>
        </table:cell-content-change>
        <table:cell-content-change table:id="ct36">
          <table:cell-address table:column="4" table:row="6" table:table="7"/>
          <office:change-info>
            <dc:creator> </dc:creator>
            <dc:date>2020-03-05T19:47:59.501270037</dc:date>
          </office:change-info>
          <table:previous>
            <table:change-track-table-cell office:value-type="float" office:value="2971.88"/>
          </table:previous>
        </table:cell-content-change>
        <table:cell-content-change table:id="ct37">
          <table:cell-address table:column="3" table:row="6" table:table="7"/>
          <office:change-info>
            <dc:creator> </dc:creator>
            <dc:date>2020-03-05T19:48:23.221796152</dc:date>
          </office:change-info>
          <table:previous>
            <table:change-track-table-cell office:value-type="float" office:value="1464.51"/>
          </table:previous>
        </table:cell-content-change>
        <table:cell-content-change table:id="ct38">
          <table:cell-address table:column="2" table:row="6" table:table="7"/>
          <office:change-info>
            <dc:creator> </dc:creator>
            <dc:date>2020-03-05T19:48:43.908251667</dc:date>
          </office:change-info>
          <table:previous>
            <table:change-track-table-cell office:value-type="float" office:value="457.098"/>
          </table:previous>
        </table:cell-content-change>
        <table:cell-content-change table:id="ct39">
          <table:cell-address table:column="1" table:row="6" table:table="7"/>
          <office:change-info>
            <dc:creator> </dc:creator>
            <dc:date>2020-03-05T19:49:03.603352163</dc:date>
          </office:change-info>
          <table:previous>
            <table:change-track-table-cell office:value-type="float" office:value="332.864"/>
          </table:previous>
        </table:cell-content-change>
        <table:cell-content-change table:id="ct40">
          <table:cell-address table:column="1" table:row="7" table:table="7"/>
          <office:change-info>
            <dc:creator> </dc:creator>
            <dc:date>2020-03-05T19:50:01.464556469</dc:date>
          </office:change-info>
          <table:previous>
            <table:change-track-table-cell office:value-type="float" office:value="332.767"/>
          </table:previous>
        </table:cell-content-change>
        <table:cell-content-change table:id="ct41">
          <table:cell-address table:column="2" table:row="7" table:table="7"/>
          <office:change-info>
            <dc:creator> </dc:creator>
            <dc:date>2020-03-05T19:50:30.726924157</dc:date>
          </office:change-info>
          <table:previous>
            <table:change-track-table-cell office:value-type="float" office:value="457.184"/>
          </table:previous>
        </table:cell-content-change>
        <table:cell-content-change table:id="ct42">
          <table:cell-address table:column="3" table:row="7" table:table="7"/>
          <office:change-info>
            <dc:creator> </dc:creator>
            <dc:date>2020-03-05T19:51:13.889706401</dc:date>
          </office:change-info>
          <table:previous>
            <table:change-track-table-cell office:value-type="float" office:value="1464.02"/>
          </table:previous>
        </table:cell-content-change>
        <table:cell-content-change table:id="ct43">
          <table:cell-address table:column="4" table:row="7" table:table="7"/>
          <office:change-info>
            <dc:creator> </dc:creator>
            <dc:date>2020-03-05T19:51:23.430430497</dc:date>
          </office:change-info>
          <table:previous>
            <table:change-track-table-cell office:value-type="float" office:value="2970.89"/>
          </table:previous>
        </table:cell-content-change>
        <table:cell-content-change table:id="ct44">
          <table:cell-address table:column="1" table:row="8" table:table="7"/>
          <office:change-info>
            <dc:creator> </dc:creator>
            <dc:date>2020-03-05T19:51:56.732267201</dc:date>
          </office:change-info>
          <table:previous>
            <table:change-track-table-cell office:value-type="float" office:value="331.869"/>
          </table:previous>
        </table:cell-content-change>
        <table:cell-content-change table:id="ct45">
          <table:cell-address table:column="2" table:row="8" table:table="7"/>
          <office:change-info>
            <dc:creator> </dc:creator>
            <dc:date>2020-03-05T19:52:14.243568038</dc:date>
          </office:change-info>
          <table:previous>
            <table:change-track-table-cell office:value-type="float" office:value="455.971"/>
          </table:previous>
        </table:cell-content-change>
        <table:cell-content-change table:id="ct46">
          <table:cell-address table:column="3" table:row="8" table:table="7"/>
          <office:change-info>
            <dc:creator> </dc:creator>
            <dc:date>2020-03-05T19:52:31.883045700</dc:date>
          </office:change-info>
          <table:previous>
            <table:change-track-table-cell office:value-type="float" office:value="1460.17"/>
          </table:previous>
        </table:cell-content-change>
        <table:cell-content-change table:id="ct47">
          <table:cell-address table:column="4" table:row="8" table:table="7"/>
          <office:change-info>
            <dc:creator> </dc:creator>
            <dc:date>2020-03-05T19:52:49.945808822</dc:date>
          </office:change-info>
          <table:previous>
            <table:change-track-table-cell office:value-type="float" office:value="2966.91"/>
          </table:previous>
        </table:cell-content-change>
        <table:cell-content-change table:id="ct48">
          <table:cell-address table:column="1" table:row="18" table:table="7"/>
          <office:change-info>
            <dc:creator> </dc:creator>
            <dc:date>2020-03-05T19:59:23.116395246</dc:date>
          </office:change-info>
          <table:previous>
            <table:change-track-table-cell/>
          </table:previous>
        </table:cell-content-change>
        <table:cell-content-change table:id="ct49">
          <table:cell-address table:column="2" table:row="18" table:table="7"/>
          <office:change-info>
            <dc:creator> </dc:creator>
            <dc:date>2020-03-05T19:59:26.304033993</dc:date>
          </office:change-info>
          <table:previous>
            <table:change-track-table-cell/>
          </table:previous>
        </table:cell-content-change>
        <table:cell-content-change table:id="ct50">
          <table:cell-address table:column="3" table:row="18" table:table="7"/>
          <office:change-info>
            <dc:creator> </dc:creator>
            <dc:date>2020-03-05T19:59:30.055923118</dc:date>
          </office:change-info>
          <table:previous>
            <table:change-track-table-cell/>
          </table:previous>
        </table:cell-content-change>
        <table:cell-content-change table:id="ct51">
          <table:cell-address table:column="1" table:row="17" table:table="7"/>
          <office:change-info>
            <dc:creator> </dc:creator>
            <dc:date>2020-03-05T19:59:36.514190223</dc:date>
          </office:change-info>
          <table:previous>
            <table:change-track-table-cell/>
          </table:previous>
        </table:cell-content-change>
        <table:cell-content-change table:id="ct52">
          <table:cell-address table:column="2" table:row="17" table:table="7"/>
          <office:change-info>
            <dc:creator> </dc:creator>
            <dc:date>2020-03-05T19:59:36.514205771</dc:date>
          </office:change-info>
          <table:previous>
            <table:change-track-table-cell/>
          </table:previous>
        </table:cell-content-change>
        <table:cell-content-change table:id="ct53">
          <table:cell-address table:column="3" table:row="17" table:table="7"/>
          <office:change-info>
            <dc:creator> </dc:creator>
            <dc:date>2020-03-05T19:59:36.514210102</dc:date>
          </office:change-info>
          <table:previous>
            <table:change-track-table-cell/>
          </table:previous>
        </table:cell-content-change>
        <table:cell-content-change table:id="ct54">
          <table:cell-address table:column="4" table:row="17" table:table="7"/>
          <office:change-info>
            <dc:creator> </dc:creator>
            <dc:date>2020-03-05T19:59:36.514213349</dc:date>
          </office:change-info>
          <table:previous>
            <table:change-track-table-cell/>
          </table:previous>
        </table:cell-content-change>
        <table:cell-content-change table:id="ct55">
          <table:cell-address table:column="4" table:row="18" table:table="7"/>
          <office:change-info>
            <dc:creator> </dc:creator>
            <dc:date>2020-03-05T20:00:14.459682256</dc:date>
          </office:change-info>
          <table:previous>
            <table:change-track-table-cell/>
          </table:previous>
        </table:cell-content-change>
        <table:cell-content-change table:id="ct56">
          <table:cell-address table:column="5" table:row="18" table:table="7"/>
          <office:change-info>
            <dc:creator> </dc:creator>
            <dc:date>2020-03-05T20:00:55.372160613</dc:date>
          </office:change-info>
          <table:previous>
            <table:change-track-table-cell/>
          </table:previous>
        </table:cell-content-change>
        <table:cell-content-change table:id="ct57">
          <table:cell-address table:column="5" table:row="17" table:table="7"/>
          <office:change-info>
            <dc:creator> </dc:creator>
            <dc:date>2020-03-05T20:00:59.910765139</dc:date>
          </office:change-info>
          <table:previous>
            <table:change-track-table-cell/>
          </table:previous>
        </table:cell-content-change>
        <table:cell-content-change table:id="ct58">
          <table:cell-address table:column="6" table:row="18" table:table="7"/>
          <office:change-info>
            <dc:creator> </dc:creator>
            <dc:date>2020-03-05T20:01:34.014927547</dc:date>
          </office:change-info>
          <table:previous>
            <table:change-track-table-cell/>
          </table:previous>
        </table:cell-content-change>
        <table:cell-content-change table:id="ct59">
          <table:cell-address table:column="7" table:row="18" table:table="7"/>
          <office:change-info>
            <dc:creator> </dc:creator>
            <dc:date>2020-03-05T20:01:56.871546513</dc:date>
          </office:change-info>
          <table:previous>
            <table:change-track-table-cell/>
          </table:previous>
        </table:cell-content-change>
        <table:cell-content-change table:id="ct60">
          <table:cell-address table:column="5" table:row="13" table:table="8"/>
          <office:change-info>
            <dc:creator> </dc:creator>
            <dc:date>2020-03-05T20:05:14.278955994</dc:date>
          </office:change-info>
          <table:previous>
            <table:change-track-table-cell/>
          </table:previous>
        </table:cell-content-change>
        <table:cell-content-change table:id="ct61">
          <table:cell-address table:column="5" table:row="13" table:table="8"/>
          <office:change-info>
            <dc:creator> </dc:creator>
            <dc:date>2020-03-05T20:05:22.195058661</dc:date>
          </office:change-info>
          <table:previous table:id="ct60">
            <table:change-track-table-cell office:value-type="string">
              <text:p>sdd</text:p>
            </table:change-track-table-cell>
          </table:previous>
        </table:cell-content-change>
        <table:cell-content-change table:id="ct62">
          <table:cell-address table:column="6" table:row="16" table:table="8"/>
          <office:change-info>
            <dc:creator> </dc:creator>
            <dc:date>2020-03-05T20:09:12.165167019</dc:date>
          </office:change-info>
          <table:previous>
            <table:change-track-table-cell/>
          </table:previous>
        </table:cell-content-change>
        <table:cell-content-change table:id="ct63">
          <table:cell-address table:column="2" table:row="8" table:table="8"/>
          <office:change-info>
            <dc:creator> </dc:creator>
            <dc:date>2020-03-05T20:09:17.550253664</dc:date>
          </office:change-info>
          <table:previous>
            <table:change-track-table-cell office:value-type="float" office:value="436.065"/>
          </table:previous>
        </table:cell-content-change>
        <table:cell-content-change table:id="ct64">
          <table:cell-address table:column="4" table:row="5" table:table="9"/>
          <office:change-info>
            <dc:creator> </dc:creator>
            <dc:date>2020-03-05T20:25:17.785100358</dc:date>
          </office:change-info>
          <table:previous>
            <table:change-track-table-cell office:value-type="float" office:value="1814.36"/>
          </table:previous>
        </table:cell-content-change>
        <table:cell-content-change table:id="ct65">
          <table:cell-address table:column="3" table:row="5" table:table="9"/>
          <office:change-info>
            <dc:creator> </dc:creator>
            <dc:date>2020-03-05T20:25:41.414352804</dc:date>
          </office:change-info>
          <table:previous>
            <table:change-track-table-cell office:value-type="float" office:value="1326.21"/>
          </table:previous>
        </table:cell-content-change>
        <table:cell-content-change table:id="ct66">
          <table:cell-address table:column="4" table:row="6" table:table="9"/>
          <office:change-info>
            <dc:creator> </dc:creator>
            <dc:date>2020-03-05T20:27:07.201693790</dc:date>
          </office:change-info>
          <table:previous>
            <table:change-track-table-cell office:value-type="float" office:value="1818.59"/>
          </table:previous>
        </table:cell-content-change>
        <table:cell-content-change table:id="ct67">
          <table:cell-address table:column="3" table:row="6" table:table="9"/>
          <office:change-info>
            <dc:creator> </dc:creator>
            <dc:date>2020-03-05T20:27:27.703950722</dc:date>
          </office:change-info>
          <table:previous>
            <table:change-track-table-cell office:value-type="float" office:value="1331.08"/>
          </table:previous>
        </table:cell-content-change>
        <table:cell-content-change table:id="ct68">
          <table:cell-address table:column="2" table:row="6" table:table="9"/>
          <office:change-info>
            <dc:creator> </dc:creator>
            <dc:date>2020-03-05T20:28:54.324421672</dc:date>
          </office:change-info>
          <table:previous>
            <table:change-track-table-cell office:value-type="float" office:value="416.379"/>
          </table:previous>
        </table:cell-content-change>
        <table:cell-content-change table:id="ct69">
          <table:cell-address table:column="1" table:row="6" table:table="9"/>
          <office:change-info>
            <dc:creator> </dc:creator>
            <dc:date>2020-03-05T20:28:59.652371773</dc:date>
          </office:change-info>
          <table:previous>
            <table:change-track-table-cell office:value-type="float" office:value="303.663"/>
          </table:previous>
        </table:cell-content-change>
        <table:cell-content-change table:id="ct70">
          <table:cell-address table:column="1" table:row="7" table:table="9"/>
          <office:change-info>
            <dc:creator> </dc:creator>
            <dc:date>2020-03-05T20:30:15.792936172</dc:date>
          </office:change-info>
          <table:previous>
            <table:change-track-table-cell office:value-type="float" office:value="300.815"/>
          </table:previous>
        </table:cell-content-change>
        <table:cell-content-change table:id="ct71">
          <table:cell-address table:column="2" table:row="7" table:table="9"/>
          <office:change-info>
            <dc:creator> </dc:creator>
            <dc:date>2020-03-05T20:30:23.140065287</dc:date>
          </office:change-info>
          <table:previous>
            <table:change-track-table-cell office:value-type="float" office:value="412.875"/>
          </table:previous>
        </table:cell-content-change>
        <table:cell-content-change table:id="ct72">
          <table:cell-address table:column="3" table:row="7" table:table="9"/>
          <office:change-info>
            <dc:creator> </dc:creator>
            <dc:date>2020-03-05T20:30:46.745327794</dc:date>
          </office:change-info>
          <table:previous>
            <table:change-track-table-cell office:value-type="float" office:value="1321.34"/>
          </table:previous>
        </table:cell-content-change>
        <table:cell-content-change table:id="ct73">
          <table:cell-address table:column="4" table:row="7" table:table="9"/>
          <office:change-info>
            <dc:creator> </dc:creator>
            <dc:date>2020-03-05T20:31:10.455467269</dc:date>
          </office:change-info>
          <table:previous>
            <table:change-track-table-cell office:value-type="float" office:value="1804.32"/>
          </table:previous>
        </table:cell-content-change>
        <table:cell-content-change table:id="ct74">
          <table:cell-address table:column="4" table:row="8" table:table="9"/>
          <office:change-info>
            <dc:creator> </dc:creator>
            <dc:date>2020-03-05T20:31:34.655437167</dc:date>
          </office:change-info>
          <table:previous>
            <table:change-track-table-cell office:value-type="float" office:value="1777.78"/>
          </table:previous>
        </table:cell-content-change>
        <table:cell-content-change table:id="ct75">
          <table:cell-address table:column="3" table:row="8" table:table="9"/>
          <office:change-info>
            <dc:creator> </dc:creator>
            <dc:date>2020-03-05T20:31:53.030721413</dc:date>
          </office:change-info>
          <table:previous>
            <table:change-track-table-cell office:value-type="float" office:value="1299.79"/>
          </table:previous>
        </table:cell-content-change>
        <table:cell-content-change table:id="ct76">
          <table:cell-address table:column="2" table:row="8" table:table="9"/>
          <office:change-info>
            <dc:creator> </dc:creator>
            <dc:date>2020-03-05T20:32:12.101695618</dc:date>
          </office:change-info>
          <table:previous>
            <table:change-track-table-cell office:value-type="float" office:value="405.899"/>
          </table:previous>
        </table:cell-content-change>
        <table:cell-content-change table:id="ct77">
          <table:cell-address table:column="1" table:row="8" table:table="9"/>
          <office:change-info>
            <dc:creator> </dc:creator>
            <dc:date>2020-03-05T20:32:29.845350180</dc:date>
          </office:change-info>
          <table:previous>
            <table:change-track-table-cell office:value-type="float" office:value="295.407"/>
          </table:previous>
        </table:cell-content-change>
        <table:cell-content-change table:id="ct78">
          <table:cell-address table:column="1" table:row="9" table:table="9"/>
          <office:change-info>
            <dc:creator> </dc:creator>
            <dc:date>2020-03-05T20:33:01.255369367</dc:date>
          </office:change-info>
          <table:previous>
            <table:change-track-table-cell office:value-type="float" office:value="292.746"/>
          </table:previous>
        </table:cell-content-change>
        <table:cell-content-change table:id="ct79">
          <table:cell-address table:column="2" table:row="9" table:table="9"/>
          <office:change-info>
            <dc:creator> </dc:creator>
            <dc:date>2020-03-05T20:33:05.331721508</dc:date>
          </office:change-info>
          <table:previous>
            <table:change-track-table-cell office:value-type="float" office:value="402.359"/>
          </table:previous>
        </table:cell-content-change>
        <table:cell-content-change table:id="ct80">
          <table:cell-address table:column="3" table:row="9" table:table="9"/>
          <office:change-info>
            <dc:creator> </dc:creator>
            <dc:date>2020-03-05T20:33:27.866998726</dc:date>
          </office:change-info>
          <table:previous>
            <table:change-track-table-cell office:value-type="float" office:value="1290.4"/>
          </table:previous>
        </table:cell-content-change>
        <table:cell-content-change table:id="ct81">
          <table:cell-address table:column="4" table:row="9" table:table="9"/>
          <office:change-info>
            <dc:creator> </dc:creator>
            <dc:date>2020-03-05T20:33:46.080880513</dc:date>
          </office:change-info>
          <table:previous>
            <table:change-track-table-cell office:value-type="float" office:value="1761.7"/>
          </table:previous>
        </table:cell-content-change>
      </table:tracked-changes>
      <table:calculation-settings table:automatic-find-labels="false" table:use-regular-expressions="false" table:use-wildcards="true"/>
      <table:table table:name="Ge00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Ge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7.485" calcext:value-type="float">
            <text:p>307.485</text:p>
          </table:table-cell>
          <table:table-cell office:value-type="float" office:value="422.5" calcext:value-type="float">
            <text:p>422.5</text:p>
          </table:table-cell>
          <table:table-cell office:value-type="float" office:value="509.07" calcext:value-type="float">
            <text:p>509.07</text:p>
          </table:table-cell>
          <table:table-cell office:value-type="float" office:value="1354.01" calcext:value-type="float">
            <text:p>1354.01</text:p>
          </table:table-cell>
          <table:table-cell table:formula="of:=INTERCEPT([.B2:.E2];[.B$5:.E$5])" office:value-type="float" office:value="-3.26892078045842" calcext:value-type="float">
            <text:p>-3.26892078045842</text:p>
          </table:table-cell>
          <table:table-cell table:formula="of:=SLOPE([.B2:.E2];[.B$5:.E$5])" office:value-type="float" office:value="0.879308940672738" calcext:value-type="float">
            <text:p>0.8793089406727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5.843" calcext:value-type="float">
            <text:p>305.843</text:p>
          </table:table-cell>
          <table:table-cell office:value-type="float" office:value="420.429" calcext:value-type="float">
            <text:p>420.429</text:p>
          </table:table-cell>
          <table:table-cell office:value-type="float" office:value="506.14" calcext:value-type="float">
            <text:p>506.14</text:p>
          </table:table-cell>
          <table:table-cell office:value-type="float" office:value="1346.82" calcext:value-type="float">
            <text:p>1346.82</text:p>
          </table:table-cell>
          <table:table-cell table:formula="of:=INTERCEPT([.B3:.E3];[.B$5:.E$5])" office:value-type="float" office:value="-3.26340832739879" calcext:value-type="float">
            <text:p>-3.26340832739879</text:p>
          </table:table-cell>
          <table:table-cell table:formula="of:=SLOPE([.B3:.E3];[.B$5:.E$5])" office:value-type="float" office:value="0.874634262420613" calcext:value-type="float">
            <text:p>0.8746342624206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5.662" calcext:value-type="float">
            <text:p>305.662</text:p>
          </table:table-cell>
          <table:table-cell office:value-type="float" office:value="419.472" calcext:value-type="float">
            <text:p>419.472</text:p>
          </table:table-cell>
          <table:table-cell office:value-type="float" office:value="504.81" calcext:value-type="float">
            <text:p>504.81</text:p>
          </table:table-cell>
          <table:table-cell office:value-type="float" office:value="1342.92" calcext:value-type="float">
            <text:p>1342.92</text:p>
          </table:table-cell>
          <table:table-cell table:formula="of:=INTERCEPT([.B4:.E4];[.B$5:.E$5])" office:value-type="float" office:value="-2.6761021920554" calcext:value-type="float">
            <text:p>-2.6761021920554</text:p>
          </table:table-cell>
          <table:table-cell table:formula="of:=SLOPE([.B4:.E4];[.B$5:.E$5])" office:value-type="float" office:value="0.871693080646842" calcext:value-type="float">
            <text:p>0.8716930806468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2.861" calcext:value-type="float">
            <text:p>352.861</text:p>
          </table:table-cell>
          <table:table-cell office:value-type="float" office:value="484.66" calcext:value-type="float">
            <text:p>484.66</text:p>
          </table:table-cell>
          <table:table-cell office:value-type="float" office:value="582.84" calcext:value-type="float">
            <text:p>582.84</text:p>
          </table:table-cell>
          <table:table-cell office:value-type="float" office:value="1543.49" calcext:value-type="float">
            <text:p>1543.49</text:p>
          </table:table-cell>
          <table:table-cell table:formula="of:=INTERCEPT([.B5:.E5];[.B$5:.E$5])" office:value-type="float" office:value="0" calcext:value-type="float">
            <text:p>0</text:p>
          </table:table-cell>
          <table:table-cell table:formula="of:=SLOPE([.B5:.E5];[.B$5:.E$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0.22" calcext:value-type="float">
            <text:p>350.22</text:p>
          </table:table-cell>
          <table:table-cell office:value-type="float" office:value="481.076" calcext:value-type="float">
            <text:p>481.076</text:p>
          </table:table-cell>
          <table:table-cell office:value-type="float" office:value="579.19" calcext:value-type="float">
            <text:p>579.19</text:p>
          </table:table-cell>
          <table:table-cell office:value-type="float" office:value="1530.96" calcext:value-type="float">
            <text:p>1530.96</text:p>
          </table:table-cell>
          <table:table-cell table:formula="of:=INTERCEPT([.B6:.E6];[.B$5:.E$5])" office:value-type="float" office:value="0.704745263553036" calcext:value-type="float">
            <text:p>0.704745263553036</text:p>
          </table:table-cell>
          <table:table-cell table:formula="of:=SLOPE([.B6:.E6];[.B$5:.E$5])" office:value-type="float" office:value="0.991489457110289" calcext:value-type="float">
            <text:p>0.9914894571102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3.663" calcext:value-type="float">
            <text:p>303.663</text:p>
          </table:table-cell>
          <table:table-cell office:value-type="float" office:value="416.379" calcext:value-type="float">
            <text:p>416.379</text:p>
          </table:table-cell>
          <table:table-cell office:value-type="float" office:value="501.23" calcext:value-type="float">
            <text:p>501.23</text:p>
          </table:table-cell>
          <table:table-cell office:value-type="float" office:value="1331.08" calcext:value-type="float">
            <text:p>1331.08</text:p>
          </table:table-cell>
          <table:table-cell table:formula="of:=INTERCEPT([.B7:.E7];[.B$5:.E$5])" office:value-type="float" office:value="-1.63842916567387" calcext:value-type="float">
            <text:p>-1.63842916567387</text:p>
          </table:table-cell>
          <table:table-cell table:formula="of:=SLOPE([.B7:.E7];[.B$5:.E$5])" office:value-type="float" office:value="0.86337191601828" calcext:value-type="float">
            <text:p>0.863371916018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0.815" calcext:value-type="float">
            <text:p>300.815</text:p>
          </table:table-cell>
          <table:table-cell office:value-type="float" office:value="412.875" calcext:value-type="float">
            <text:p>412.875</text:p>
          </table:table-cell>
          <table:table-cell office:value-type="float" office:value="496.92" calcext:value-type="float">
            <text:p>496.92</text:p>
          </table:table-cell>
          <table:table-cell office:value-type="float" office:value="1321.34" calcext:value-type="float">
            <text:p>1321.34</text:p>
          </table:table-cell>
          <table:table-cell table:formula="of:=INTERCEPT([.B8:.E8];[.B$5:.E$5])" office:value-type="float" office:value="-2.44420744425099" calcext:value-type="float">
            <text:p>-2.44420744425099</text:p>
          </table:table-cell>
          <table:table-cell table:formula="of:=SLOPE([.B8:.E8];[.B$5:.E$5])" office:value-type="float" office:value="0.857575778869114" calcext:value-type="float">
            <text:p>0.8575757788691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5.407" calcext:value-type="float">
            <text:p>295.407</text:p>
          </table:table-cell>
          <table:table-cell office:value-type="float" office:value="405.899" calcext:value-type="float">
            <text:p>405.899</text:p>
          </table:table-cell>
          <table:table-cell office:value-type="float" office:value="488.51" calcext:value-type="float">
            <text:p>488.51</text:p>
          </table:table-cell>
          <table:table-cell office:value-type="float" office:value="1299.79" calcext:value-type="float">
            <text:p>1299.79</text:p>
          </table:table-cell>
          <table:table-cell table:formula="of:=INTERCEPT([.B9:.E9];[.B$5:.E$5])" office:value-type="float" office:value="-2.92228403738852" calcext:value-type="float">
            <text:p>-2.92228403738852</text:p>
          </table:table-cell>
          <table:table-cell table:formula="of:=SLOPE([.B9:.E9];[.B$5:.E$5])" office:value-type="float" office:value="0.8439341708303" calcext:value-type="float">
            <text:p>0.84393417083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7.551" calcext:value-type="float">
            <text:p>337.551</text:p>
          </table:table-cell>
          <table:table-cell office:value-type="float" office:value="463.45" calcext:value-type="float">
            <text:p>463.45</text:p>
          </table:table-cell>
          <table:table-cell office:value-type="float" office:value="557.6" calcext:value-type="float">
            <text:p>557.6</text:p>
          </table:table-cell>
          <table:table-cell office:value-type="float" office:value="1477.75" calcext:value-type="float">
            <text:p>1477.75</text:p>
          </table:table-cell>
          <table:table-cell table:formula="of:=INTERCEPT([.B10:.E10];[.B$5:.E$5])" office:value-type="float" office:value="-0.584091492384232" calcext:value-type="float">
            <text:p>-0.584091492384232</text:p>
          </table:table-cell>
          <table:table-cell table:formula="of:=SLOPE([.B10:.E10];[.B$5:.E$5])" office:value-type="float" office:value="0.957769930394456" calcext:value-type="float">
            <text:p>0.957769930394456</text:p>
          </table:table-cell>
        </table:table-row>
      </table:table>
      <table:table table:name="Ge03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LABR0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7.485" calcext:value-type="float">
            <text:p>307.485</text:p>
          </table:table-cell>
          <table:table-cell office:value-type="float" office:value="422.5" calcext:value-type="float">
            <text:p>422.5</text:p>
          </table:table-cell>
          <table:table-cell office:value-type="float" office:value="509.07" calcext:value-type="float">
            <text:p>509.07</text:p>
          </table:table-cell>
          <table:table-cell office:value-type="float" office:value="1354.01" calcext:value-type="float">
            <text:p>1354.01</text:p>
          </table:table-cell>
          <table:table-cell table:formula="of:=INTERCEPT([.B2:.E2];[.B$5:.E$5])" office:value-type="float" office:value="-3.26892078045842" calcext:value-type="float">
            <text:p>-3.26892078045842</text:p>
          </table:table-cell>
          <table:table-cell table:formula="of:=SLOPE([.B2:.E2];[.B$5:.E$5])" office:value-type="float" office:value="0.879308940672738" calcext:value-type="float">
            <text:p>0.8793089406727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5.843" calcext:value-type="float">
            <text:p>305.843</text:p>
          </table:table-cell>
          <table:table-cell office:value-type="float" office:value="420.429" calcext:value-type="float">
            <text:p>420.429</text:p>
          </table:table-cell>
          <table:table-cell office:value-type="float" office:value="506.14" calcext:value-type="float">
            <text:p>506.14</text:p>
          </table:table-cell>
          <table:table-cell office:value-type="float" office:value="1346.82" calcext:value-type="float">
            <text:p>1346.82</text:p>
          </table:table-cell>
          <table:table-cell table:formula="of:=INTERCEPT([.B3:.E3];[.B$5:.E$5])" office:value-type="float" office:value="-3.26340832739879" calcext:value-type="float">
            <text:p>-3.26340832739879</text:p>
          </table:table-cell>
          <table:table-cell table:formula="of:=SLOPE([.B3:.E3];[.B$5:.E$5])" office:value-type="float" office:value="0.874634262420613" calcext:value-type="float">
            <text:p>0.8746342624206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5.662" calcext:value-type="float">
            <text:p>305.662</text:p>
          </table:table-cell>
          <table:table-cell office:value-type="float" office:value="419.472" calcext:value-type="float">
            <text:p>419.472</text:p>
          </table:table-cell>
          <table:table-cell office:value-type="float" office:value="504.81" calcext:value-type="float">
            <text:p>504.81</text:p>
          </table:table-cell>
          <table:table-cell office:value-type="float" office:value="1342.92" calcext:value-type="float">
            <text:p>1342.92</text:p>
          </table:table-cell>
          <table:table-cell table:formula="of:=INTERCEPT([.B4:.E4];[.B$5:.E$5])" office:value-type="float" office:value="-2.6761021920554" calcext:value-type="float">
            <text:p>-2.6761021920554</text:p>
          </table:table-cell>
          <table:table-cell table:formula="of:=SLOPE([.B4:.E4];[.B$5:.E$5])" office:value-type="float" office:value="0.871693080646842" calcext:value-type="float">
            <text:p>0.8716930806468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2.861" calcext:value-type="float">
            <text:p>352.861</text:p>
          </table:table-cell>
          <table:table-cell office:value-type="float" office:value="484.66" calcext:value-type="float">
            <text:p>484.66</text:p>
          </table:table-cell>
          <table:table-cell office:value-type="float" office:value="582.84" calcext:value-type="float">
            <text:p>582.84</text:p>
          </table:table-cell>
          <table:table-cell office:value-type="float" office:value="1543.49" calcext:value-type="float">
            <text:p>1543.49</text:p>
          </table:table-cell>
          <table:table-cell table:formula="of:=INTERCEPT([.B5:.E5];[.B$5:.E$5])" office:value-type="float" office:value="0" calcext:value-type="float">
            <text:p>0</text:p>
          </table:table-cell>
          <table:table-cell table:formula="of:=SLOPE([.B5:.E5];[.B$5:.E$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0.22" calcext:value-type="float">
            <text:p>350.22</text:p>
          </table:table-cell>
          <table:table-cell office:value-type="float" office:value="481.076" calcext:value-type="float">
            <text:p>481.076</text:p>
          </table:table-cell>
          <table:table-cell office:value-type="float" office:value="579.19" calcext:value-type="float">
            <text:p>579.19</text:p>
          </table:table-cell>
          <table:table-cell office:value-type="float" office:value="1530.96" calcext:value-type="float">
            <text:p>1530.96</text:p>
          </table:table-cell>
          <table:table-cell table:formula="of:=INTERCEPT([.B6:.E6];[.B$5:.E$5])" office:value-type="float" office:value="0.704745263553036" calcext:value-type="float">
            <text:p>0.704745263553036</text:p>
          </table:table-cell>
          <table:table-cell table:formula="of:=SLOPE([.B6:.E6];[.B$5:.E$5])" office:value-type="float" office:value="0.991489457110289" calcext:value-type="float">
            <text:p>0.9914894571102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3.663" calcext:value-type="float">
            <text:p>303.663</text:p>
          </table:table-cell>
          <table:table-cell office:value-type="float" office:value="416.379" calcext:value-type="float">
            <text:p>416.379</text:p>
          </table:table-cell>
          <table:table-cell office:value-type="float" office:value="501.23" calcext:value-type="float">
            <text:p>501.23</text:p>
          </table:table-cell>
          <table:table-cell office:value-type="float" office:value="1331.08" calcext:value-type="float">
            <text:p>1331.08</text:p>
          </table:table-cell>
          <table:table-cell table:formula="of:=INTERCEPT([.B7:.E7];[.B$5:.E$5])" office:value-type="float" office:value="-1.63842916567387" calcext:value-type="float">
            <text:p>-1.63842916567387</text:p>
          </table:table-cell>
          <table:table-cell table:formula="of:=SLOPE([.B7:.E7];[.B$5:.E$5])" office:value-type="float" office:value="0.86337191601828" calcext:value-type="float">
            <text:p>0.863371916018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0.815" calcext:value-type="float">
            <text:p>300.815</text:p>
          </table:table-cell>
          <table:table-cell office:value-type="float" office:value="412.875" calcext:value-type="float">
            <text:p>412.875</text:p>
          </table:table-cell>
          <table:table-cell office:value-type="float" office:value="496.92" calcext:value-type="float">
            <text:p>496.92</text:p>
          </table:table-cell>
          <table:table-cell office:value-type="float" office:value="1321.34" calcext:value-type="float">
            <text:p>1321.34</text:p>
          </table:table-cell>
          <table:table-cell table:formula="of:=INTERCEPT([.B8:.E8];[.B$5:.E$5])" office:value-type="float" office:value="-2.44420744425099" calcext:value-type="float">
            <text:p>-2.44420744425099</text:p>
          </table:table-cell>
          <table:table-cell table:formula="of:=SLOPE([.B8:.E8];[.B$5:.E$5])" office:value-type="float" office:value="0.857575778869114" calcext:value-type="float">
            <text:p>0.8575757788691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5.407" calcext:value-type="float">
            <text:p>295.407</text:p>
          </table:table-cell>
          <table:table-cell office:value-type="float" office:value="405.899" calcext:value-type="float">
            <text:p>405.899</text:p>
          </table:table-cell>
          <table:table-cell office:value-type="float" office:value="488.51" calcext:value-type="float">
            <text:p>488.51</text:p>
          </table:table-cell>
          <table:table-cell office:value-type="float" office:value="1299.79" calcext:value-type="float">
            <text:p>1299.79</text:p>
          </table:table-cell>
          <table:table-cell table:formula="of:=INTERCEPT([.B9:.E9];[.B$5:.E$5])" office:value-type="float" office:value="-2.92228403738852" calcext:value-type="float">
            <text:p>-2.92228403738852</text:p>
          </table:table-cell>
          <table:table-cell table:formula="of:=SLOPE([.B9:.E9];[.B$5:.E$5])" office:value-type="float" office:value="0.8439341708303" calcext:value-type="float">
            <text:p>0.84393417083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7.551" calcext:value-type="float">
            <text:p>337.551</text:p>
          </table:table-cell>
          <table:table-cell office:value-type="float" office:value="463.45" calcext:value-type="float">
            <text:p>463.45</text:p>
          </table:table-cell>
          <table:table-cell office:value-type="float" office:value="557.6" calcext:value-type="float">
            <text:p>557.6</text:p>
          </table:table-cell>
          <table:table-cell office:value-type="float" office:value="1477.75" calcext:value-type="float">
            <text:p>1477.75</text:p>
          </table:table-cell>
          <table:table-cell table:formula="of:=INTERCEPT([.B10:.E10];[.B$5:.E$5])" office:value-type="float" office:value="-0.584091492384232" calcext:value-type="float">
            <text:p>-0.584091492384232</text:p>
          </table:table-cell>
          <table:table-cell table:formula="of:=SLOPE([.B10:.E10];[.B$5:.E$5])" office:value-type="float" office:value="0.957769930394456" calcext:value-type="float">
            <text:p>0.957769930394456</text:p>
          </table:table-cell>
        </table:table-row>
      </table:table>
      <table:table table:name="Ge06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LABR0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7.485" calcext:value-type="float">
            <text:p>307.485</text:p>
          </table:table-cell>
          <table:table-cell office:value-type="float" office:value="422.5" calcext:value-type="float">
            <text:p>422.5</text:p>
          </table:table-cell>
          <table:table-cell office:value-type="float" office:value="509.07" calcext:value-type="float">
            <text:p>509.07</text:p>
          </table:table-cell>
          <table:table-cell office:value-type="float" office:value="1354.01" calcext:value-type="float">
            <text:p>1354.01</text:p>
          </table:table-cell>
          <table:table-cell table:formula="of:=INTERCEPT([.B2:.E2];[.B$5:.E$5])" office:value-type="float" office:value="-3.26892078045842" calcext:value-type="float">
            <text:p>-3.26892078045842</text:p>
          </table:table-cell>
          <table:table-cell table:formula="of:=SLOPE([.B2:.E2];[.B$5:.E$5])" office:value-type="float" office:value="0.879308940672738" calcext:value-type="float">
            <text:p>0.8793089406727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5.843" calcext:value-type="float">
            <text:p>305.843</text:p>
          </table:table-cell>
          <table:table-cell office:value-type="float" office:value="420.429" calcext:value-type="float">
            <text:p>420.429</text:p>
          </table:table-cell>
          <table:table-cell office:value-type="float" office:value="506.14" calcext:value-type="float">
            <text:p>506.14</text:p>
          </table:table-cell>
          <table:table-cell office:value-type="float" office:value="1346.82" calcext:value-type="float">
            <text:p>1346.82</text:p>
          </table:table-cell>
          <table:table-cell table:formula="of:=INTERCEPT([.B3:.E3];[.B$5:.E$5])" office:value-type="float" office:value="-3.26340832739879" calcext:value-type="float">
            <text:p>-3.26340832739879</text:p>
          </table:table-cell>
          <table:table-cell table:formula="of:=SLOPE([.B3:.E3];[.B$5:.E$5])" office:value-type="float" office:value="0.874634262420613" calcext:value-type="float">
            <text:p>0.8746342624206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5.662" calcext:value-type="float">
            <text:p>305.662</text:p>
          </table:table-cell>
          <table:table-cell office:value-type="float" office:value="419.472" calcext:value-type="float">
            <text:p>419.472</text:p>
          </table:table-cell>
          <table:table-cell office:value-type="float" office:value="504.81" calcext:value-type="float">
            <text:p>504.81</text:p>
          </table:table-cell>
          <table:table-cell office:value-type="float" office:value="1342.92" calcext:value-type="float">
            <text:p>1342.92</text:p>
          </table:table-cell>
          <table:table-cell table:formula="of:=INTERCEPT([.B4:.E4];[.B$5:.E$5])" office:value-type="float" office:value="-2.6761021920554" calcext:value-type="float">
            <text:p>-2.6761021920554</text:p>
          </table:table-cell>
          <table:table-cell table:formula="of:=SLOPE([.B4:.E4];[.B$5:.E$5])" office:value-type="float" office:value="0.871693080646842" calcext:value-type="float">
            <text:p>0.8716930806468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2.861" calcext:value-type="float">
            <text:p>352.861</text:p>
          </table:table-cell>
          <table:table-cell office:value-type="float" office:value="484.66" calcext:value-type="float">
            <text:p>484.66</text:p>
          </table:table-cell>
          <table:table-cell office:value-type="float" office:value="582.84" calcext:value-type="float">
            <text:p>582.84</text:p>
          </table:table-cell>
          <table:table-cell office:value-type="float" office:value="1543.49" calcext:value-type="float">
            <text:p>1543.49</text:p>
          </table:table-cell>
          <table:table-cell table:formula="of:=INTERCEPT([.B5:.E5];[.B$5:.E$5])" office:value-type="float" office:value="0" calcext:value-type="float">
            <text:p>0</text:p>
          </table:table-cell>
          <table:table-cell table:formula="of:=SLOPE([.B5:.E5];[.B$5:.E$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0.22" calcext:value-type="float">
            <text:p>350.22</text:p>
          </table:table-cell>
          <table:table-cell office:value-type="float" office:value="481.076" calcext:value-type="float">
            <text:p>481.076</text:p>
          </table:table-cell>
          <table:table-cell office:value-type="float" office:value="579.19" calcext:value-type="float">
            <text:p>579.19</text:p>
          </table:table-cell>
          <table:table-cell office:value-type="float" office:value="1530.96" calcext:value-type="float">
            <text:p>1530.96</text:p>
          </table:table-cell>
          <table:table-cell table:formula="of:=INTERCEPT([.B6:.E6];[.B$5:.E$5])" office:value-type="float" office:value="0.704745263553036" calcext:value-type="float">
            <text:p>0.704745263553036</text:p>
          </table:table-cell>
          <table:table-cell table:formula="of:=SLOPE([.B6:.E6];[.B$5:.E$5])" office:value-type="float" office:value="0.991489457110289" calcext:value-type="float">
            <text:p>0.9914894571102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3.663" calcext:value-type="float">
            <text:p>303.663</text:p>
          </table:table-cell>
          <table:table-cell office:value-type="float" office:value="416.379" calcext:value-type="float">
            <text:p>416.379</text:p>
          </table:table-cell>
          <table:table-cell office:value-type="float" office:value="501.23" calcext:value-type="float">
            <text:p>501.23</text:p>
          </table:table-cell>
          <table:table-cell office:value-type="float" office:value="1331.08" calcext:value-type="float">
            <text:p>1331.08</text:p>
          </table:table-cell>
          <table:table-cell table:formula="of:=INTERCEPT([.B7:.E7];[.B$5:.E$5])" office:value-type="float" office:value="-1.63842916567387" calcext:value-type="float">
            <text:p>-1.63842916567387</text:p>
          </table:table-cell>
          <table:table-cell table:formula="of:=SLOPE([.B7:.E7];[.B$5:.E$5])" office:value-type="float" office:value="0.86337191601828" calcext:value-type="float">
            <text:p>0.863371916018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0.815" calcext:value-type="float">
            <text:p>300.815</text:p>
          </table:table-cell>
          <table:table-cell office:value-type="float" office:value="412.875" calcext:value-type="float">
            <text:p>412.875</text:p>
          </table:table-cell>
          <table:table-cell office:value-type="float" office:value="496.92" calcext:value-type="float">
            <text:p>496.92</text:p>
          </table:table-cell>
          <table:table-cell office:value-type="float" office:value="1321.34" calcext:value-type="float">
            <text:p>1321.34</text:p>
          </table:table-cell>
          <table:table-cell table:formula="of:=INTERCEPT([.B8:.E8];[.B$5:.E$5])" office:value-type="float" office:value="-2.44420744425099" calcext:value-type="float">
            <text:p>-2.44420744425099</text:p>
          </table:table-cell>
          <table:table-cell table:formula="of:=SLOPE([.B8:.E8];[.B$5:.E$5])" office:value-type="float" office:value="0.857575778869114" calcext:value-type="float">
            <text:p>0.8575757788691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5.407" calcext:value-type="float">
            <text:p>295.407</text:p>
          </table:table-cell>
          <table:table-cell office:value-type="float" office:value="405.899" calcext:value-type="float">
            <text:p>405.899</text:p>
          </table:table-cell>
          <table:table-cell office:value-type="float" office:value="488.51" calcext:value-type="float">
            <text:p>488.51</text:p>
          </table:table-cell>
          <table:table-cell office:value-type="float" office:value="1299.79" calcext:value-type="float">
            <text:p>1299.79</text:p>
          </table:table-cell>
          <table:table-cell table:formula="of:=INTERCEPT([.B9:.E9];[.B$5:.E$5])" office:value-type="float" office:value="-2.92228403738852" calcext:value-type="float">
            <text:p>-2.92228403738852</text:p>
          </table:table-cell>
          <table:table-cell table:formula="of:=SLOPE([.B9:.E9];[.B$5:.E$5])" office:value-type="float" office:value="0.8439341708303" calcext:value-type="float">
            <text:p>0.84393417083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7.551" calcext:value-type="float">
            <text:p>337.551</text:p>
          </table:table-cell>
          <table:table-cell office:value-type="float" office:value="463.45" calcext:value-type="float">
            <text:p>463.45</text:p>
          </table:table-cell>
          <table:table-cell office:value-type="float" office:value="557.6" calcext:value-type="float">
            <text:p>557.6</text:p>
          </table:table-cell>
          <table:table-cell office:value-type="float" office:value="1477.75" calcext:value-type="float">
            <text:p>1477.75</text:p>
          </table:table-cell>
          <table:table-cell table:formula="of:=INTERCEPT([.B10:.E10];[.B$5:.E$5])" office:value-type="float" office:value="-0.584091492384232" calcext:value-type="float">
            <text:p>-0.584091492384232</text:p>
          </table:table-cell>
          <table:table-cell table:formula="of:=SLOPE([.B10:.E10];[.B$5:.E$5])" office:value-type="float" office:value="0.957769930394456" calcext:value-type="float">
            <text:p>0.957769930394456</text:p>
          </table:table-cell>
        </table:table-row>
      </table:table>
      <table:table table:name="Ge07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LABR0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7.485" calcext:value-type="float">
            <text:p>307.485</text:p>
          </table:table-cell>
          <table:table-cell office:value-type="float" office:value="422.5" calcext:value-type="float">
            <text:p>422.5</text:p>
          </table:table-cell>
          <table:table-cell office:value-type="float" office:value="509.07" calcext:value-type="float">
            <text:p>509.07</text:p>
          </table:table-cell>
          <table:table-cell office:value-type="float" office:value="1354.01" calcext:value-type="float">
            <text:p>1354.01</text:p>
          </table:table-cell>
          <table:table-cell table:formula="of:=INTERCEPT([.B2:.E2];[.B$5:.E$5])" office:value-type="float" office:value="-3.26892078045842" calcext:value-type="float">
            <text:p>-3.26892078045842</text:p>
          </table:table-cell>
          <table:table-cell table:formula="of:=SLOPE([.B2:.E2];[.B$5:.E$5])" office:value-type="float" office:value="0.879308940672738" calcext:value-type="float">
            <text:p>0.8793089406727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5.843" calcext:value-type="float">
            <text:p>305.843</text:p>
          </table:table-cell>
          <table:table-cell office:value-type="float" office:value="420.429" calcext:value-type="float">
            <text:p>420.429</text:p>
          </table:table-cell>
          <table:table-cell office:value-type="float" office:value="506.14" calcext:value-type="float">
            <text:p>506.14</text:p>
          </table:table-cell>
          <table:table-cell office:value-type="float" office:value="1346.82" calcext:value-type="float">
            <text:p>1346.82</text:p>
          </table:table-cell>
          <table:table-cell table:formula="of:=INTERCEPT([.B3:.E3];[.B$5:.E$5])" office:value-type="float" office:value="-3.26340832739879" calcext:value-type="float">
            <text:p>-3.26340832739879</text:p>
          </table:table-cell>
          <table:table-cell table:formula="of:=SLOPE([.B3:.E3];[.B$5:.E$5])" office:value-type="float" office:value="0.874634262420613" calcext:value-type="float">
            <text:p>0.8746342624206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5.662" calcext:value-type="float">
            <text:p>305.662</text:p>
          </table:table-cell>
          <table:table-cell office:value-type="float" office:value="419.472" calcext:value-type="float">
            <text:p>419.472</text:p>
          </table:table-cell>
          <table:table-cell office:value-type="float" office:value="504.81" calcext:value-type="float">
            <text:p>504.81</text:p>
          </table:table-cell>
          <table:table-cell office:value-type="float" office:value="1342.92" calcext:value-type="float">
            <text:p>1342.92</text:p>
          </table:table-cell>
          <table:table-cell table:formula="of:=INTERCEPT([.B4:.E4];[.B$5:.E$5])" office:value-type="float" office:value="-2.6761021920554" calcext:value-type="float">
            <text:p>-2.6761021920554</text:p>
          </table:table-cell>
          <table:table-cell table:formula="of:=SLOPE([.B4:.E4];[.B$5:.E$5])" office:value-type="float" office:value="0.871693080646842" calcext:value-type="float">
            <text:p>0.8716930806468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2.861" calcext:value-type="float">
            <text:p>352.861</text:p>
          </table:table-cell>
          <table:table-cell office:value-type="float" office:value="484.66" calcext:value-type="float">
            <text:p>484.66</text:p>
          </table:table-cell>
          <table:table-cell office:value-type="float" office:value="582.84" calcext:value-type="float">
            <text:p>582.84</text:p>
          </table:table-cell>
          <table:table-cell office:value-type="float" office:value="1543.49" calcext:value-type="float">
            <text:p>1543.49</text:p>
          </table:table-cell>
          <table:table-cell table:formula="of:=INTERCEPT([.B5:.E5];[.B$5:.E$5])" office:value-type="float" office:value="0" calcext:value-type="float">
            <text:p>0</text:p>
          </table:table-cell>
          <table:table-cell table:formula="of:=SLOPE([.B5:.E5];[.B$5:.E$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0.22" calcext:value-type="float">
            <text:p>350.22</text:p>
          </table:table-cell>
          <table:table-cell office:value-type="float" office:value="481.076" calcext:value-type="float">
            <text:p>481.076</text:p>
          </table:table-cell>
          <table:table-cell office:value-type="float" office:value="579.19" calcext:value-type="float">
            <text:p>579.19</text:p>
          </table:table-cell>
          <table:table-cell office:value-type="float" office:value="1530.96" calcext:value-type="float">
            <text:p>1530.96</text:p>
          </table:table-cell>
          <table:table-cell table:formula="of:=INTERCEPT([.B6:.E6];[.B$5:.E$5])" office:value-type="float" office:value="0.704745263553036" calcext:value-type="float">
            <text:p>0.704745263553036</text:p>
          </table:table-cell>
          <table:table-cell table:formula="of:=SLOPE([.B6:.E6];[.B$5:.E$5])" office:value-type="float" office:value="0.991489457110289" calcext:value-type="float">
            <text:p>0.9914894571102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3.663" calcext:value-type="float">
            <text:p>303.663</text:p>
          </table:table-cell>
          <table:table-cell office:value-type="float" office:value="416.379" calcext:value-type="float">
            <text:p>416.379</text:p>
          </table:table-cell>
          <table:table-cell office:value-type="float" office:value="501.23" calcext:value-type="float">
            <text:p>501.23</text:p>
          </table:table-cell>
          <table:table-cell office:value-type="float" office:value="1331.08" calcext:value-type="float">
            <text:p>1331.08</text:p>
          </table:table-cell>
          <table:table-cell table:formula="of:=INTERCEPT([.B7:.E7];[.B$5:.E$5])" office:value-type="float" office:value="-1.63842916567387" calcext:value-type="float">
            <text:p>-1.63842916567387</text:p>
          </table:table-cell>
          <table:table-cell table:formula="of:=SLOPE([.B7:.E7];[.B$5:.E$5])" office:value-type="float" office:value="0.86337191601828" calcext:value-type="float">
            <text:p>0.863371916018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0.815" calcext:value-type="float">
            <text:p>300.815</text:p>
          </table:table-cell>
          <table:table-cell office:value-type="float" office:value="412.875" calcext:value-type="float">
            <text:p>412.875</text:p>
          </table:table-cell>
          <table:table-cell office:value-type="float" office:value="496.92" calcext:value-type="float">
            <text:p>496.92</text:p>
          </table:table-cell>
          <table:table-cell office:value-type="float" office:value="1321.34" calcext:value-type="float">
            <text:p>1321.34</text:p>
          </table:table-cell>
          <table:table-cell table:formula="of:=INTERCEPT([.B8:.E8];[.B$5:.E$5])" office:value-type="float" office:value="-2.44420744425099" calcext:value-type="float">
            <text:p>-2.44420744425099</text:p>
          </table:table-cell>
          <table:table-cell table:formula="of:=SLOPE([.B8:.E8];[.B$5:.E$5])" office:value-type="float" office:value="0.857575778869114" calcext:value-type="float">
            <text:p>0.8575757788691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5.407" calcext:value-type="float">
            <text:p>295.407</text:p>
          </table:table-cell>
          <table:table-cell office:value-type="float" office:value="405.899" calcext:value-type="float">
            <text:p>405.899</text:p>
          </table:table-cell>
          <table:table-cell office:value-type="float" office:value="488.51" calcext:value-type="float">
            <text:p>488.51</text:p>
          </table:table-cell>
          <table:table-cell office:value-type="float" office:value="1299.79" calcext:value-type="float">
            <text:p>1299.79</text:p>
          </table:table-cell>
          <table:table-cell table:formula="of:=INTERCEPT([.B9:.E9];[.B$5:.E$5])" office:value-type="float" office:value="-2.92228403738852" calcext:value-type="float">
            <text:p>-2.92228403738852</text:p>
          </table:table-cell>
          <table:table-cell table:formula="of:=SLOPE([.B9:.E9];[.B$5:.E$5])" office:value-type="float" office:value="0.8439341708303" calcext:value-type="float">
            <text:p>0.84393417083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7.551" calcext:value-type="float">
            <text:p>337.551</text:p>
          </table:table-cell>
          <table:table-cell office:value-type="float" office:value="463.45" calcext:value-type="float">
            <text:p>463.45</text:p>
          </table:table-cell>
          <table:table-cell office:value-type="float" office:value="557.6" calcext:value-type="float">
            <text:p>557.6</text:p>
          </table:table-cell>
          <table:table-cell office:value-type="float" office:value="1477.75" calcext:value-type="float">
            <text:p>1477.75</text:p>
          </table:table-cell>
          <table:table-cell table:formula="of:=INTERCEPT([.B10:.E10];[.B$5:.E$5])" office:value-type="float" office:value="-0.584091492384232" calcext:value-type="float">
            <text:p>-0.584091492384232</text:p>
          </table:table-cell>
          <table:table-cell table:formula="of:=SLOPE([.B10:.E10];[.B$5:.E$5])" office:value-type="float" office:value="0.957769930394456" calcext:value-type="float">
            <text:p>0.957769930394456</text:p>
          </table:table-cell>
        </table:table-row>
      </table:table>
      <table:table table:name="Ge08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LABR0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7.485" calcext:value-type="float">
            <text:p>307.485</text:p>
          </table:table-cell>
          <table:table-cell office:value-type="float" office:value="422.5" calcext:value-type="float">
            <text:p>422.5</text:p>
          </table:table-cell>
          <table:table-cell office:value-type="float" office:value="509.07" calcext:value-type="float">
            <text:p>509.07</text:p>
          </table:table-cell>
          <table:table-cell office:value-type="float" office:value="1354.01" calcext:value-type="float">
            <text:p>1354.01</text:p>
          </table:table-cell>
          <table:table-cell table:formula="of:=INTERCEPT([.B2:.E2];[.B$5:.E$5])" office:value-type="float" office:value="-3.26892078045842" calcext:value-type="float">
            <text:p>-3.26892078045842</text:p>
          </table:table-cell>
          <table:table-cell table:formula="of:=SLOPE([.B2:.E2];[.B$5:.E$5])" office:value-type="float" office:value="0.879308940672738" calcext:value-type="float">
            <text:p>0.8793089406727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5.843" calcext:value-type="float">
            <text:p>305.843</text:p>
          </table:table-cell>
          <table:table-cell office:value-type="float" office:value="420.429" calcext:value-type="float">
            <text:p>420.429</text:p>
          </table:table-cell>
          <table:table-cell office:value-type="float" office:value="506.14" calcext:value-type="float">
            <text:p>506.14</text:p>
          </table:table-cell>
          <table:table-cell office:value-type="float" office:value="1346.82" calcext:value-type="float">
            <text:p>1346.82</text:p>
          </table:table-cell>
          <table:table-cell table:formula="of:=INTERCEPT([.B3:.E3];[.B$5:.E$5])" office:value-type="float" office:value="-3.26340832739879" calcext:value-type="float">
            <text:p>-3.26340832739879</text:p>
          </table:table-cell>
          <table:table-cell table:formula="of:=SLOPE([.B3:.E3];[.B$5:.E$5])" office:value-type="float" office:value="0.874634262420613" calcext:value-type="float">
            <text:p>0.8746342624206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5.662" calcext:value-type="float">
            <text:p>305.662</text:p>
          </table:table-cell>
          <table:table-cell office:value-type="float" office:value="419.472" calcext:value-type="float">
            <text:p>419.472</text:p>
          </table:table-cell>
          <table:table-cell office:value-type="float" office:value="504.81" calcext:value-type="float">
            <text:p>504.81</text:p>
          </table:table-cell>
          <table:table-cell office:value-type="float" office:value="1342.92" calcext:value-type="float">
            <text:p>1342.92</text:p>
          </table:table-cell>
          <table:table-cell table:formula="of:=INTERCEPT([.B4:.E4];[.B$5:.E$5])" office:value-type="float" office:value="-2.6761021920554" calcext:value-type="float">
            <text:p>-2.6761021920554</text:p>
          </table:table-cell>
          <table:table-cell table:formula="of:=SLOPE([.B4:.E4];[.B$5:.E$5])" office:value-type="float" office:value="0.871693080646842" calcext:value-type="float">
            <text:p>0.8716930806468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2.861" calcext:value-type="float">
            <text:p>352.861</text:p>
          </table:table-cell>
          <table:table-cell office:value-type="float" office:value="484.66" calcext:value-type="float">
            <text:p>484.66</text:p>
          </table:table-cell>
          <table:table-cell office:value-type="float" office:value="582.84" calcext:value-type="float">
            <text:p>582.84</text:p>
          </table:table-cell>
          <table:table-cell office:value-type="float" office:value="1543.49" calcext:value-type="float">
            <text:p>1543.49</text:p>
          </table:table-cell>
          <table:table-cell table:formula="of:=INTERCEPT([.B5:.E5];[.B$5:.E$5])" office:value-type="float" office:value="0" calcext:value-type="float">
            <text:p>0</text:p>
          </table:table-cell>
          <table:table-cell table:formula="of:=SLOPE([.B5:.E5];[.B$5:.E$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0.22" calcext:value-type="float">
            <text:p>350.22</text:p>
          </table:table-cell>
          <table:table-cell office:value-type="float" office:value="481.076" calcext:value-type="float">
            <text:p>481.076</text:p>
          </table:table-cell>
          <table:table-cell office:value-type="float" office:value="579.19" calcext:value-type="float">
            <text:p>579.19</text:p>
          </table:table-cell>
          <table:table-cell office:value-type="float" office:value="1530.96" calcext:value-type="float">
            <text:p>1530.96</text:p>
          </table:table-cell>
          <table:table-cell table:formula="of:=INTERCEPT([.B6:.E6];[.B$5:.E$5])" office:value-type="float" office:value="0.704745263553036" calcext:value-type="float">
            <text:p>0.704745263553036</text:p>
          </table:table-cell>
          <table:table-cell table:formula="of:=SLOPE([.B6:.E6];[.B$5:.E$5])" office:value-type="float" office:value="0.991489457110289" calcext:value-type="float">
            <text:p>0.9914894571102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3.663" calcext:value-type="float">
            <text:p>303.663</text:p>
          </table:table-cell>
          <table:table-cell office:value-type="float" office:value="416.379" calcext:value-type="float">
            <text:p>416.379</text:p>
          </table:table-cell>
          <table:table-cell office:value-type="float" office:value="501.23" calcext:value-type="float">
            <text:p>501.23</text:p>
          </table:table-cell>
          <table:table-cell office:value-type="float" office:value="1331.08" calcext:value-type="float">
            <text:p>1331.08</text:p>
          </table:table-cell>
          <table:table-cell table:formula="of:=INTERCEPT([.B7:.E7];[.B$5:.E$5])" office:value-type="float" office:value="-1.63842916567387" calcext:value-type="float">
            <text:p>-1.63842916567387</text:p>
          </table:table-cell>
          <table:table-cell table:formula="of:=SLOPE([.B7:.E7];[.B$5:.E$5])" office:value-type="float" office:value="0.86337191601828" calcext:value-type="float">
            <text:p>0.863371916018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0.815" calcext:value-type="float">
            <text:p>300.815</text:p>
          </table:table-cell>
          <table:table-cell office:value-type="float" office:value="412.875" calcext:value-type="float">
            <text:p>412.875</text:p>
          </table:table-cell>
          <table:table-cell office:value-type="float" office:value="496.92" calcext:value-type="float">
            <text:p>496.92</text:p>
          </table:table-cell>
          <table:table-cell office:value-type="float" office:value="1321.34" calcext:value-type="float">
            <text:p>1321.34</text:p>
          </table:table-cell>
          <table:table-cell table:formula="of:=INTERCEPT([.B8:.E8];[.B$5:.E$5])" office:value-type="float" office:value="-2.44420744425099" calcext:value-type="float">
            <text:p>-2.44420744425099</text:p>
          </table:table-cell>
          <table:table-cell table:formula="of:=SLOPE([.B8:.E8];[.B$5:.E$5])" office:value-type="float" office:value="0.857575778869114" calcext:value-type="float">
            <text:p>0.8575757788691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5.407" calcext:value-type="float">
            <text:p>295.407</text:p>
          </table:table-cell>
          <table:table-cell office:value-type="float" office:value="405.899" calcext:value-type="float">
            <text:p>405.899</text:p>
          </table:table-cell>
          <table:table-cell office:value-type="float" office:value="488.51" calcext:value-type="float">
            <text:p>488.51</text:p>
          </table:table-cell>
          <table:table-cell office:value-type="float" office:value="1299.79" calcext:value-type="float">
            <text:p>1299.79</text:p>
          </table:table-cell>
          <table:table-cell table:formula="of:=INTERCEPT([.B9:.E9];[.B$5:.E$5])" office:value-type="float" office:value="-2.92228403738852" calcext:value-type="float">
            <text:p>-2.92228403738852</text:p>
          </table:table-cell>
          <table:table-cell table:formula="of:=SLOPE([.B9:.E9];[.B$5:.E$5])" office:value-type="float" office:value="0.8439341708303" calcext:value-type="float">
            <text:p>0.84393417083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7.551" calcext:value-type="float">
            <text:p>337.551</text:p>
          </table:table-cell>
          <table:table-cell office:value-type="float" office:value="463.45" calcext:value-type="float">
            <text:p>463.45</text:p>
          </table:table-cell>
          <table:table-cell office:value-type="float" office:value="557.6" calcext:value-type="float">
            <text:p>557.6</text:p>
          </table:table-cell>
          <table:table-cell office:value-type="float" office:value="1477.75" calcext:value-type="float">
            <text:p>1477.75</text:p>
          </table:table-cell>
          <table:table-cell table:formula="of:=INTERCEPT([.B10:.E10];[.B$5:.E$5])" office:value-type="float" office:value="-0.584091492384232" calcext:value-type="float">
            <text:p>-0.584091492384232</text:p>
          </table:table-cell>
          <table:table-cell table:formula="of:=SLOPE([.B10:.E10];[.B$5:.E$5])" office:value-type="float" office:value="0.957769930394456" calcext:value-type="float">
            <text:p>0.957769930394456</text:p>
          </table:table-cell>
        </table:table-row>
      </table:table>
      <table:table table:name="Ge09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LABR0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7.485" calcext:value-type="float">
            <text:p>307.485</text:p>
          </table:table-cell>
          <table:table-cell office:value-type="float" office:value="422.5" calcext:value-type="float">
            <text:p>422.5</text:p>
          </table:table-cell>
          <table:table-cell office:value-type="float" office:value="509.07" calcext:value-type="float">
            <text:p>509.07</text:p>
          </table:table-cell>
          <table:table-cell office:value-type="float" office:value="1354.01" calcext:value-type="float">
            <text:p>1354.01</text:p>
          </table:table-cell>
          <table:table-cell table:formula="of:=INTERCEPT([.B2:.E2];[.B$5:.E$5])" office:value-type="float" office:value="-3.26892078045842" calcext:value-type="float">
            <text:p>-3.26892078045842</text:p>
          </table:table-cell>
          <table:table-cell table:formula="of:=SLOPE([.B2:.E2];[.B$5:.E$5])" office:value-type="float" office:value="0.879308940672738" calcext:value-type="float">
            <text:p>0.8793089406727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5.843" calcext:value-type="float">
            <text:p>305.843</text:p>
          </table:table-cell>
          <table:table-cell office:value-type="float" office:value="420.429" calcext:value-type="float">
            <text:p>420.429</text:p>
          </table:table-cell>
          <table:table-cell office:value-type="float" office:value="506.14" calcext:value-type="float">
            <text:p>506.14</text:p>
          </table:table-cell>
          <table:table-cell office:value-type="float" office:value="1346.82" calcext:value-type="float">
            <text:p>1346.82</text:p>
          </table:table-cell>
          <table:table-cell table:formula="of:=INTERCEPT([.B3:.E3];[.B$5:.E$5])" office:value-type="float" office:value="-3.26340832739879" calcext:value-type="float">
            <text:p>-3.26340832739879</text:p>
          </table:table-cell>
          <table:table-cell table:formula="of:=SLOPE([.B3:.E3];[.B$5:.E$5])" office:value-type="float" office:value="0.874634262420613" calcext:value-type="float">
            <text:p>0.8746342624206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5.662" calcext:value-type="float">
            <text:p>305.662</text:p>
          </table:table-cell>
          <table:table-cell office:value-type="float" office:value="419.472" calcext:value-type="float">
            <text:p>419.472</text:p>
          </table:table-cell>
          <table:table-cell office:value-type="float" office:value="504.81" calcext:value-type="float">
            <text:p>504.81</text:p>
          </table:table-cell>
          <table:table-cell office:value-type="float" office:value="1342.92" calcext:value-type="float">
            <text:p>1342.92</text:p>
          </table:table-cell>
          <table:table-cell table:formula="of:=INTERCEPT([.B4:.E4];[.B$5:.E$5])" office:value-type="float" office:value="-2.6761021920554" calcext:value-type="float">
            <text:p>-2.6761021920554</text:p>
          </table:table-cell>
          <table:table-cell table:formula="of:=SLOPE([.B4:.E4];[.B$5:.E$5])" office:value-type="float" office:value="0.871693080646842" calcext:value-type="float">
            <text:p>0.8716930806468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2.861" calcext:value-type="float">
            <text:p>352.861</text:p>
          </table:table-cell>
          <table:table-cell office:value-type="float" office:value="484.66" calcext:value-type="float">
            <text:p>484.66</text:p>
          </table:table-cell>
          <table:table-cell office:value-type="float" office:value="582.84" calcext:value-type="float">
            <text:p>582.84</text:p>
          </table:table-cell>
          <table:table-cell office:value-type="float" office:value="1543.49" calcext:value-type="float">
            <text:p>1543.49</text:p>
          </table:table-cell>
          <table:table-cell table:formula="of:=INTERCEPT([.B5:.E5];[.B$5:.E$5])" office:value-type="float" office:value="0" calcext:value-type="float">
            <text:p>0</text:p>
          </table:table-cell>
          <table:table-cell table:formula="of:=SLOPE([.B5:.E5];[.B$5:.E$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0.22" calcext:value-type="float">
            <text:p>350.22</text:p>
          </table:table-cell>
          <table:table-cell office:value-type="float" office:value="481.076" calcext:value-type="float">
            <text:p>481.076</text:p>
          </table:table-cell>
          <table:table-cell office:value-type="float" office:value="579.19" calcext:value-type="float">
            <text:p>579.19</text:p>
          </table:table-cell>
          <table:table-cell office:value-type="float" office:value="1530.96" calcext:value-type="float">
            <text:p>1530.96</text:p>
          </table:table-cell>
          <table:table-cell table:formula="of:=INTERCEPT([.B6:.E6];[.B$5:.E$5])" office:value-type="float" office:value="0.704745263553036" calcext:value-type="float">
            <text:p>0.704745263553036</text:p>
          </table:table-cell>
          <table:table-cell table:formula="of:=SLOPE([.B6:.E6];[.B$5:.E$5])" office:value-type="float" office:value="0.991489457110289" calcext:value-type="float">
            <text:p>0.9914894571102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3.663" calcext:value-type="float">
            <text:p>303.663</text:p>
          </table:table-cell>
          <table:table-cell office:value-type="float" office:value="416.379" calcext:value-type="float">
            <text:p>416.379</text:p>
          </table:table-cell>
          <table:table-cell office:value-type="float" office:value="501.23" calcext:value-type="float">
            <text:p>501.23</text:p>
          </table:table-cell>
          <table:table-cell office:value-type="float" office:value="1331.08" calcext:value-type="float">
            <text:p>1331.08</text:p>
          </table:table-cell>
          <table:table-cell table:formula="of:=INTERCEPT([.B7:.E7];[.B$5:.E$5])" office:value-type="float" office:value="-1.63842916567387" calcext:value-type="float">
            <text:p>-1.63842916567387</text:p>
          </table:table-cell>
          <table:table-cell table:formula="of:=SLOPE([.B7:.E7];[.B$5:.E$5])" office:value-type="float" office:value="0.86337191601828" calcext:value-type="float">
            <text:p>0.863371916018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0.815" calcext:value-type="float">
            <text:p>300.815</text:p>
          </table:table-cell>
          <table:table-cell office:value-type="float" office:value="412.875" calcext:value-type="float">
            <text:p>412.875</text:p>
          </table:table-cell>
          <table:table-cell office:value-type="float" office:value="496.92" calcext:value-type="float">
            <text:p>496.92</text:p>
          </table:table-cell>
          <table:table-cell office:value-type="float" office:value="1321.34" calcext:value-type="float">
            <text:p>1321.34</text:p>
          </table:table-cell>
          <table:table-cell table:formula="of:=INTERCEPT([.B8:.E8];[.B$5:.E$5])" office:value-type="float" office:value="-2.44420744425099" calcext:value-type="float">
            <text:p>-2.44420744425099</text:p>
          </table:table-cell>
          <table:table-cell table:formula="of:=SLOPE([.B8:.E8];[.B$5:.E$5])" office:value-type="float" office:value="0.857575778869114" calcext:value-type="float">
            <text:p>0.8575757788691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5.407" calcext:value-type="float">
            <text:p>295.407</text:p>
          </table:table-cell>
          <table:table-cell office:value-type="float" office:value="405.899" calcext:value-type="float">
            <text:p>405.899</text:p>
          </table:table-cell>
          <table:table-cell office:value-type="float" office:value="488.51" calcext:value-type="float">
            <text:p>488.51</text:p>
          </table:table-cell>
          <table:table-cell office:value-type="float" office:value="1299.79" calcext:value-type="float">
            <text:p>1299.79</text:p>
          </table:table-cell>
          <table:table-cell table:formula="of:=INTERCEPT([.B9:.E9];[.B$5:.E$5])" office:value-type="float" office:value="-2.92228403738852" calcext:value-type="float">
            <text:p>-2.92228403738852</text:p>
          </table:table-cell>
          <table:table-cell table:formula="of:=SLOPE([.B9:.E9];[.B$5:.E$5])" office:value-type="float" office:value="0.8439341708303" calcext:value-type="float">
            <text:p>0.84393417083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7.551" calcext:value-type="float">
            <text:p>337.551</text:p>
          </table:table-cell>
          <table:table-cell office:value-type="float" office:value="463.45" calcext:value-type="float">
            <text:p>463.45</text:p>
          </table:table-cell>
          <table:table-cell office:value-type="float" office:value="557.6" calcext:value-type="float">
            <text:p>557.6</text:p>
          </table:table-cell>
          <table:table-cell office:value-type="float" office:value="1477.75" calcext:value-type="float">
            <text:p>1477.75</text:p>
          </table:table-cell>
          <table:table-cell table:formula="of:=INTERCEPT([.B10:.E10];[.B$5:.E$5])" office:value-type="float" office:value="-0.584091492384232" calcext:value-type="float">
            <text:p>-0.584091492384232</text:p>
          </table:table-cell>
          <table:table-cell table:formula="of:=SLOPE([.B10:.E10];[.B$5:.E$5])" office:value-type="float" office:value="0.957769930394456" calcext:value-type="float">
            <text:p>0.957769930394456</text:p>
          </table:table-cell>
        </table:table-row>
      </table:table>
      <table:table table:name="LABR00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ABR0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6.32" calcext:value-type="float">
            <text:p>316.32</text:p>
          </table:table-cell>
          <table:table-cell office:value-type="float" office:value="522.87" calcext:value-type="float">
            <text:p>522.87</text:p>
          </table:table-cell>
          <table:table-cell office:value-type="float" office:value="1372.91" calcext:value-type="float">
            <text:p>1372.91</text:p>
          </table:table-cell>
          <table:table-cell office:value-type="float" office:value="2714.75" calcext:value-type="float">
            <text:p>2714.75</text:p>
          </table:table-cell>
          <table:table-cell table:formula="of:=INTERCEPT([.B$5:.E$5]; [.B2:.E2])" office:value-type="float" office:value="-2.18727337811401" calcext:value-type="float">
            <text:p>-2.18727337811401</text:p>
          </table:table-cell>
          <table:table-cell table:formula="of:=SLOPE([.B$5:.E$5]; [.B2:.E2])" office:value-type="float" office:value="0.999085032731351" calcext:value-type="float">
            <text:p>0.9990850327313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5.944" calcext:value-type="float">
            <text:p>315.944</text:p>
          </table:table-cell>
          <table:table-cell office:value-type="float" office:value="522.07" calcext:value-type="float">
            <text:p>522.07</text:p>
          </table:table-cell>
          <table:table-cell office:value-type="float" office:value="1368.84" calcext:value-type="float">
            <text:p>1368.84</text:p>
          </table:table-cell>
          <table:table-cell office:value-type="float" office:value="2704.59" calcext:value-type="float">
            <text:p>2704.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5.702" calcext:value-type="float">
            <text:p>315.702</text:p>
          </table:table-cell>
          <table:table-cell office:value-type="float" office:value="521.53" calcext:value-type="float">
            <text:p>521.53</text:p>
          </table:table-cell>
          <table:table-cell office:value-type="float" office:value="1367.5" calcext:value-type="float">
            <text:p>1367.5</text:p>
          </table:table-cell>
          <table:table-cell office:value-type="float" office:value="2711.3" calcext:value-type="float">
            <text:p>2711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4.763" calcext:value-type="float">
            <text:p>314.763</text:p>
          </table:table-cell>
          <table:table-cell office:value-type="float" office:value="520.61" calcext:value-type="float">
            <text:p>520.61</text:p>
          </table:table-cell>
          <table:table-cell office:value-type="float" office:value="1367.16" calcext:value-type="float">
            <text:p>1367.16</text:p>
          </table:table-cell>
          <table:table-cell office:value-type="float" office:value="2711.06" calcext:value-type="float">
            <text:p>2711.06</text:p>
          </table:table-cell>
          <table:table-cell table:formula="of:=INTERCEPT([.B$5:.E$5]; [.B5:.E5])" office:value-type="float" office:value="0" calcext:value-type="float">
            <text:p>0</text:p>
          </table:table-cell>
          <table:table-cell table:formula="of:=SLOPE([.B$5:.E$5]; [.B5:.E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3.622" calcext:value-type="float">
            <text:p>343.622</text:p>
          </table:table-cell>
          <table:table-cell office:value-type="float" office:value="568.13" calcext:value-type="float">
            <text:p>568.13</text:p>
          </table:table-cell>
          <table:table-cell office:value-type="float" office:value="1492.89" calcext:value-type="float">
            <text:p>1492.89</text:p>
          </table:table-cell>
          <table:table-cell office:value-type="float" office:value="2947.37" calcext:value-type="float">
            <text:p>2947.37</text:p>
          </table:table-cell>
          <table:table-cell table:formula="of:=INTERCEPT([.B$5:.E$5]; [.B6:.E6])" office:value-type="float" office:value="-2.92862825754128" calcext:value-type="float">
            <text:p>-2.92862825754128</text:p>
          </table:table-cell>
          <table:table-cell table:formula="of:=SLOPE([.B$5:.E$5]; [.B6:.E6])" office:value-type="float" office:value="0.920272135606229" calcext:value-type="float">
            <text:p>0.9202721356062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349.627" calcext:value-type="float">
            <text:p>349.627</text:p>
          </table:table-cell>
          <table:table-cell office:value-type="float" office:value="578.39" calcext:value-type="float">
            <text:p>578.39</text:p>
          </table:table-cell>
          <table:table-cell office:value-type="float" office:value="1519.8" calcext:value-type="float">
            <text:p>1519.8</text:p>
          </table:table-cell>
          <table:table-cell office:value-type="float" office:value="3009.21" calcext:value-type="float">
            <text:p>3009.21</text:p>
          </table:table-cell>
          <table:table-cell table:formula="of:=INTERCEPT([.B$5:.E$5]; [.B7:.E7])" office:value-type="float" office:value="-0.775847651832237" calcext:value-type="float">
            <text:p>-0.775847651832237</text:p>
          </table:table-cell>
          <table:table-cell table:formula="of:=SLOPE([.B$5:.E$5]; [.B7:.E7])" office:value-type="float" office:value="0.900984435409121" calcext:value-type="float">
            <text:p>0.9009844354091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350.885" calcext:value-type="float">
            <text:p>350.885</text:p>
          </table:table-cell>
          <table:table-cell office:value-type="float" office:value="580.16" calcext:value-type="float">
            <text:p>580.16</text:p>
          </table:table-cell>
          <table:table-cell office:value-type="float" office:value="1523.99" calcext:value-type="float">
            <text:p>1523.99</text:p>
          </table:table-cell>
          <table:table-cell office:value-type="float" office:value="3019.21" calcext:value-type="float">
            <text:p>3019.21</text:p>
          </table:table-cell>
          <table:table-cell table:formula="of:=INTERCEPT([.B$5:.E$5]; [.B8:.E8])" office:value-type="float" office:value="-0.601640306548916" calcext:value-type="float">
            <text:p>-0.601640306548916</text:p>
          </table:table-cell>
          <table:table-cell table:formula="of:=SLOPE([.B$5:.E$5]; [.B8:.E8])" office:value-type="float" office:value="0.898023300240708" calcext:value-type="float">
            <text:p>0.8980233002407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2.451" calcext:value-type="float">
            <text:p>352.451</text:p>
          </table:table-cell>
          <table:table-cell office:value-type="float" office:value="582.96" calcext:value-type="float">
            <text:p>582.96</text:p>
          </table:table-cell>
          <table:table-cell office:value-type="float" office:value="1531.9" calcext:value-type="float">
            <text:p>1531.9</text:p>
          </table:table-cell>
          <table:table-cell office:value-type="float" office:value="3045" calcext:value-type="float">
            <text:p>3045</text:p>
          </table:table-cell>
          <table:table-cell table:formula="of:=INTERCEPT([.B$5:.E$5]; [.B9:.E9])" office:value-type="float" office:value="1.98823757589275" calcext:value-type="float">
            <text:p>1.98823757589275</text:p>
          </table:table-cell>
          <table:table-cell table:formula="of:=SLOPE([.B$5:.E$5]; [.B9:.E9])" office:value-type="float" office:value="0.889942539471454" calcext:value-type="float">
            <text:p>0.8899425394714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2.531" calcext:value-type="float">
            <text:p>352.531</text:p>
          </table:table-cell>
          <table:table-cell office:value-type="float" office:value="582.85" calcext:value-type="float">
            <text:p>582.85</text:p>
          </table:table-cell>
          <table:table-cell office:value-type="float" office:value="1529.24" calcext:value-type="float">
            <text:p>1529.24</text:p>
          </table:table-cell>
          <table:table-cell office:value-type="float" office:value="3054.99" calcext:value-type="float">
            <text:p>3054.99</text:p>
          </table:table-cell>
          <table:table-cell table:formula="of:=INTERCEPT([.B$5:.E$5]; [.B10:.E10])" office:value-type="float" office:value="4.80909615199698" calcext:value-type="float">
            <text:p>4.80909615199698</text:p>
          </table:table-cell>
          <table:table-cell table:formula="of:=SLOPE([.B$5:.E$5]; [.B10:.E10])" office:value-type="float" office:value="0.886721295285485" calcext:value-type="float">
            <text:p>0.886721295285485</text:p>
          </table:table-cell>
        </table:table-row>
      </table:table>
      <table:table table:name="LABR0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LABR0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.732" calcext:value-type="float">
            <text:p>300.732</text:p>
          </table:table-cell>
          <table:table-cell office:value-type="float" office:value="412.773" calcext:value-type="float">
            <text:p>412.773</text:p>
          </table:table-cell>
          <table:table-cell office:value-type="float" office:value="1323.1" calcext:value-type="float">
            <text:p>1323.1</text:p>
          </table:table-cell>
          <table:table-cell office:value-type="float" office:value="2685.11" calcext:value-type="float">
            <text:p>2685.11</text:p>
          </table:table-cell>
          <table:table-cell table:formula="of:=INTERCEPT([.B$5:.E$5];[.B2:.E2])" office:value-type="float" office:value="-1.01298986589404" calcext:value-type="float">
            <text:p>-1.01298986589404</text:p>
          </table:table-cell>
          <table:table-cell table:formula="of:=SLOPE([.B$5:.E$5];[.B2:.E2])" office:value-type="float" office:value="0.99677806887192" calcext:value-type="float">
            <text:p>0.9967780688719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.324" calcext:value-type="float">
            <text:p>300.324</text:p>
          </table:table-cell>
          <table:table-cell office:value-type="float" office:value="412.038" calcext:value-type="float">
            <text:p>412.038</text:p>
          </table:table-cell>
          <table:table-cell office:value-type="float" office:value="1322.38" calcext:value-type="float">
            <text:p>1322.38</text:p>
          </table:table-cell>
          <table:table-cell office:value-type="float" office:value="2682.18" calcext:value-type="float">
            <text:p>2682.18</text:p>
          </table:table-cell>
          <table:table-cell table:formula="of:=INTERCEPT([.B$5:.E$5];[.B3:.E3])" office:value-type="float" office:value="-0.975682143262475" calcext:value-type="float">
            <text:p>-0.975682143262475</text:p>
          </table:table-cell>
          <table:table-cell table:formula="of:=SLOPE([.B$5:.E$5];[.B3:.E3])" office:value-type="float" office:value="0.9977592863679" calcext:value-type="float">
            <text:p>0.997759286367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.321" calcext:value-type="float">
            <text:p>300.321</text:p>
          </table:table-cell>
          <table:table-cell office:value-type="float" office:value="412.575" calcext:value-type="float">
            <text:p>412.575</text:p>
          </table:table-cell>
          <table:table-cell office:value-type="float" office:value="1322.44" calcext:value-type="float">
            <text:p>1322.44</text:p>
          </table:table-cell>
          <table:table-cell office:value-type="float" office:value="2683.3" calcext:value-type="float">
            <text:p>2683.3</text:p>
          </table:table-cell>
          <table:table-cell table:formula="of:=INTERCEPT([.B$5:.E$5];[.B4:.E4])" office:value-type="float" office:value="-0.988857535005991" calcext:value-type="float">
            <text:p>-0.988857535005991</text:p>
          </table:table-cell>
          <table:table-cell table:formula="of:=SLOPE([.B$5:.E$5];[.B4:.E4])" office:value-type="float" office:value="0.997408028536218" calcext:value-type="float">
            <text:p>0.9974080285362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8.915" calcext:value-type="float">
            <text:p>298.915</text:p>
          </table:table-cell>
          <table:table-cell office:value-type="float" office:value="410.715" calcext:value-type="float">
            <text:p>410.715</text:p>
          </table:table-cell>
          <table:table-cell office:value-type="float" office:value="1317.06" calcext:value-type="float">
            <text:p>1317.06</text:p>
          </table:table-cell>
          <table:table-cell office:value-type="float" office:value="2675.76" calcext:value-type="float">
            <text:p>2675.76</text:p>
          </table:table-cell>
          <table:table-cell table:formula="of:=INTERCEPT([.B$5:.E$5];[.B5:.E5])" office:value-type="float" office:value="0" calcext:value-type="float">
            <text:p>0</text:p>
          </table:table-cell>
          <table:table-cell table:formula="of:=SLOPE([.B$5:.E$5];[.B5:.E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8.516" calcext:value-type="float">
            <text:p>328.516</text:p>
          </table:table-cell>
          <table:table-cell office:value-type="float" office:value="451.567" calcext:value-type="float">
            <text:p>451.567</text:p>
          </table:table-cell>
          <table:table-cell office:value-type="float" office:value="1447.9" calcext:value-type="float">
            <text:p>1447.9</text:p>
          </table:table-cell>
          <table:table-cell office:value-type="float" office:value="2937.82" calcext:value-type="float">
            <text:p>2937.82</text:p>
          </table:table-cell>
          <table:table-cell table:formula="of:=INTERCEPT([.B$5:.E$5];[.B6:.E6])" office:value-type="float" office:value="-0.786421578622367" calcext:value-type="float">
            <text:p>-0.786421578622367</text:p>
          </table:table-cell>
          <table:table-cell table:formula="of:=SLOPE([.B$5:.E$5];[.B6:.E6])" office:value-type="float" office:value="0.91091272476215" calcext:value-type="float">
            <text:p>0.910912724762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0.991" calcext:value-type="float">
            <text:p>330.991</text:p>
          </table:table-cell>
          <table:table-cell office:value-type="float" office:value="454.827" calcext:value-type="float">
            <text:p>454.827</text:p>
          </table:table-cell>
          <table:table-cell office:value-type="float" office:value="1458.35" calcext:value-type="float">
            <text:p>1458.35</text:p>
          </table:table-cell>
          <table:table-cell office:value-type="float" office:value="2960.46" calcext:value-type="float">
            <text:p>2960.46</text:p>
          </table:table-cell>
          <table:table-cell table:formula="of:=INTERCEPT([.B$5:.E$5];[.B7:.E7])" office:value-type="float" office:value="-0.529664457130366" calcext:value-type="float">
            <text:p>-0.529664457130366</text:p>
          </table:table-cell>
          <table:table-cell table:formula="of:=SLOPE([.B$5:.E$5];[.B7:.E7])" office:value-type="float" office:value="0.90392025286505" calcext:value-type="float">
            <text:p>0.903920252865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1.672" calcext:value-type="float">
            <text:p>331.672</text:p>
          </table:table-cell>
          <table:table-cell office:value-type="float" office:value="455.679" calcext:value-type="float">
            <text:p>455.679</text:p>
          </table:table-cell>
          <table:table-cell office:value-type="float" office:value="1460.6" calcext:value-type="float">
            <text:p>1460.6</text:p>
          </table:table-cell>
          <table:table-cell office:value-type="float" office:value="2965.81" calcext:value-type="float">
            <text:p>2965.81</text:p>
          </table:table-cell>
          <table:table-cell table:formula="of:=INTERCEPT([.B$5:.E$5];[.B8:.E8])" office:value-type="float" office:value="-0.512274903640446" calcext:value-type="float">
            <text:p>-0.512274903640446</text:p>
          </table:table-cell>
          <table:table-cell table:formula="of:=SLOPE([.B$5:.E$5];[.B8:.E8])" office:value-type="float" office:value="0.902323504973581" calcext:value-type="float">
            <text:p>0.90232350497358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1.241" calcext:value-type="float">
            <text:p>331.241</text:p>
          </table:table-cell>
          <table:table-cell office:value-type="float" office:value="455.123" calcext:value-type="float">
            <text:p>455.123</text:p>
          </table:table-cell>
          <table:table-cell office:value-type="float" office:value="1458.49" calcext:value-type="float">
            <text:p>1458.49</text:p>
          </table:table-cell>
          <table:table-cell office:value-type="float" office:value="2964.63" calcext:value-type="float">
            <text:p>2964.63</text:p>
          </table:table-cell>
          <table:table-cell table:formula="of:=INTERCEPT([.B$5:.E$5];[.B9:.E9])" office:value-type="float" office:value="0.0822159843055488" calcext:value-type="float">
            <text:p>0.082215984305549</text:p>
          </table:table-cell>
          <table:table-cell table:formula="of:=SLOPE([.B$5:.E$5];[.B9:.E9])" office:value-type="float" office:value="0.902607846777681" calcext:value-type="float">
            <text:p>0.90260784677768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8.905" calcext:value-type="float">
            <text:p>338.905</text:p>
          </table:table-cell>
          <table:table-cell office:value-type="float" office:value="465.427" calcext:value-type="float">
            <text:p>465.427</text:p>
          </table:table-cell>
          <table:table-cell office:value-type="float" office:value="1487.92" calcext:value-type="float">
            <text:p>1487.92</text:p>
          </table:table-cell>
          <table:table-cell office:value-type="float" office:value="3000.57" calcext:value-type="float">
            <text:p>3000.57</text:p>
          </table:table-cell>
          <table:table-cell table:formula="of:=INTERCEPT([.B$5:.E$5];[.B10:.E10])" office:value-type="float" office:value="-5.91501088205837" calcext:value-type="float">
            <text:p>-5.91501088205837</text:p>
          </table:table-cell>
          <table:table-cell table:formula="of:=SLOPE([.B$5:.E$5];[.B10:.E10])" office:value-type="float" office:value="0.892928204184504" calcext:value-type="float">
            <text:p>0.892928204184504</text:p>
          </table:table-cell>
          <table:table-cell/>
        </table:table-row>
        <table:table-row table:style-name="ro1">
          <table:table-cell table:number-columns-repeated="5"/>
          <table:table-cell office:value-type="float" office:value="-4.66565436997053" calcext:value-type="float">
            <text:p>-4.66565436997053</text:p>
          </table:table-cell>
          <table:table-cell office:value-type="float" office:value="0.892214153728742" calcext:value-type="float">
            <text:p>0.892214153728742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float" office:value="157.425" calcext:value-type="float">
            <text:p>157.425</text:p>
          </table:table-cell>
          <table:table-cell office:value-type="float" office:value="410.731" calcext:value-type="float">
            <text:p>410.731</text:p>
          </table:table-cell>
          <table:table-cell office:value-type="float" office:value="1317.09" calcext:value-type="float">
            <text:p>1317.09</text:p>
          </table:table-cell>
          <table:table-cell office:value-type="float" office:value="2675.12" calcext:value-type="float">
            <text:p>2675.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8.377" calcext:value-type="float">
            <text:p>178.377</text:p>
          </table:table-cell>
          <table:table-cell office:value-type="float" office:value="465.431" calcext:value-type="float">
            <text:p>465.431</text:p>
          </table:table-cell>
          <table:table-cell office:value-type="float" office:value="1487.83" calcext:value-type="float">
            <text:p>1487.83</text:p>
          </table:table-cell>
          <table:table-cell office:value-type="float" office:value="3000.57" calcext:value-type="float">
            <text:p>3000.57</text:p>
          </table:table-cell>
          <table:table-cell table:formula="of:=INTERCEPT([.B15:.E15];[.B16:.E16])" office:value-type="float" office:value="-4.66565436997053" calcext:value-type="float">
            <text:p>-4.66565436997053</text:p>
          </table:table-cell>
          <table:table-cell table:formula="of:=SLOPE([.B15:.E15];[.B16:.E16])" office:value-type="float" office:value="0.892214153728742" calcext:value-type="float">
            <text:p>0.89221415372874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57.425" calcext:value-type="float">
            <text:p>157.425</text:p>
          </table:table-cell>
          <table:table-cell office:value-type="float" office:value="410.731" calcext:value-type="float">
            <text:p>410.731</text:p>
          </table:table-cell>
          <table:table-cell office:value-type="float" office:value="1317.09" calcext:value-type="float">
            <text:p>1317.09</text:p>
          </table:table-cell>
          <table:table-cell office:value-type="float" office:value="2675.12" calcext:value-type="float">
            <text:p>2675.12</text:p>
          </table:table-cell>
          <table:table-cell office:value-type="float" office:value="298.874" calcext:value-type="float">
            <text:p>298.8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8.374" calcext:value-type="float">
            <text:p>178.374</text:p>
          </table:table-cell>
          <table:table-cell office:value-type="float" office:value="465.431" calcext:value-type="float">
            <text:p>465.431</text:p>
          </table:table-cell>
          <table:table-cell office:value-type="float" office:value="1487.83" calcext:value-type="float">
            <text:p>1487.83</text:p>
          </table:table-cell>
          <table:table-cell office:value-type="float" office:value="3000.57" calcext:value-type="float">
            <text:p>3000.57</text:p>
          </table:table-cell>
          <table:table-cell office:value-type="float" office:value="338.831" calcext:value-type="float">
            <text:p>338.831</text:p>
          </table:table-cell>
          <table:table-cell table:formula="of:=INTERCEPT([.B18:.F18]; [.B19:.F19])" office:value-type="float" office:value="-4.23695088156262" calcext:value-type="float">
            <text:p>-4.23695088156262</text:p>
          </table:table-cell>
          <table:table-cell table:formula="of:=SLOPE([.B18:.F18];[.B19:.F19])" office:value-type="float" office:value="0.892047640411763" calcext:value-type="float">
            <text:p>0.892047640411763</text:p>
          </table:table-cell>
        </table:table-row>
      </table:table>
      <table:table table:name="LABR02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LABR0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1.559" calcext:value-type="float">
            <text:p>311.559</text:p>
          </table:table-cell>
          <table:table-cell office:value-type="float" office:value="427.515" calcext:value-type="float">
            <text:p>427.515</text:p>
          </table:table-cell>
          <table:table-cell office:value-type="float" office:value="515.17" calcext:value-type="float">
            <text:p>515.17</text:p>
          </table:table-cell>
          <table:table-cell office:value-type="float" office:value="1357.97" calcext:value-type="float">
            <text:p>1357.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0.585" calcext:value-type="float">
            <text:p>310.585</text:p>
          </table:table-cell>
          <table:table-cell office:value-type="float" office:value="425.91" calcext:value-type="float">
            <text:p>425.91</text:p>
          </table:table-cell>
          <table:table-cell office:value-type="float" office:value="513.2" calcext:value-type="float">
            <text:p>513.2</text:p>
          </table:table-cell>
          <table:table-cell office:value-type="float" office:value="1352.12" calcext:value-type="float">
            <text:p>1352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0.009" calcext:value-type="float">
            <text:p>310.009</text:p>
          </table:table-cell>
          <table:table-cell office:value-type="float" office:value="425.095" calcext:value-type="float">
            <text:p>425.095</text:p>
          </table:table-cell>
          <table:table-cell office:value-type="float" office:value="512.08" calcext:value-type="float">
            <text:p>512.08</text:p>
          </table:table-cell>
          <table:table-cell office:value-type="float" office:value="1349.21" calcext:value-type="float">
            <text:p>1349.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0.409" calcext:value-type="float">
            <text:p>310.409</text:p>
          </table:table-cell>
          <table:table-cell office:value-type="float" office:value="425.634" calcext:value-type="float">
            <text:p>425.634</text:p>
          </table:table-cell>
          <table:table-cell office:value-type="float" office:value="593.27" calcext:value-type="float">
            <text:p>593.27</text:p>
          </table:table-cell>
          <table:table-cell office:value-type="float" office:value="1352.94" calcext:value-type="float">
            <text:p>1352.94</text:p>
          </table:table-cell>
          <table:table-cell table:formula="of:=INTERCEPT([.B$5:.E$5];[.B5:.E5])" office:value-type="float" office:value="0" calcext:value-type="float">
            <text:p>0</text:p>
          </table:table-cell>
          <table:table-cell table:formula="of:=SLOPE([.B$5:.E$5];[.B5:.E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8.266" calcext:value-type="float">
            <text:p>308.266</text:p>
          </table:table-cell>
          <table:table-cell office:value-type="float" office:value="423.074" calcext:value-type="float">
            <text:p>423.074</text:p>
          </table:table-cell>
          <table:table-cell office:value-type="float" office:value="589.38" calcext:value-type="float">
            <text:p>589.38</text:p>
          </table:table-cell>
          <table:table-cell office:value-type="float" office:value="1344.3" calcext:value-type="float">
            <text:p>1344.3</text:p>
          </table:table-cell>
          <table:table-cell table:formula="of:=INTERCEPT([.B$5:.E$5];[.B6:.E6])" office:value-type="float" office:value="0.0537232116890891" calcext:value-type="float">
            <text:p>0.053723211689089</text:p>
          </table:table-cell>
          <table:table-cell table:formula="of:=SLOPE([.B$5:.E$5];[.B6:.E6])" office:value-type="float" office:value="1.00638573337282" calcext:value-type="float">
            <text:p>1.006385733372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2.644" calcext:value-type="float">
            <text:p>312.644</text:p>
          </table:table-cell>
          <table:table-cell office:value-type="float" office:value="428.859" calcext:value-type="float">
            <text:p>428.859</text:p>
          </table:table-cell>
          <table:table-cell office:value-type="float" office:value="596.72" calcext:value-type="float">
            <text:p>596.72</text:p>
          </table:table-cell>
          <table:table-cell office:value-type="float" office:value="1361.66" calcext:value-type="float">
            <text:p>1361.66</text:p>
          </table:table-cell>
          <table:table-cell table:formula="of:=INTERCEPT([.B$5:.E$5];[.B7:.E7])" office:value-type="float" office:value="-0.259529827724918" calcext:value-type="float">
            <text:p>-0.259529827724918</text:p>
          </table:table-cell>
          <table:table-cell table:formula="of:=SLOPE([.B$5:.E$5];[.B7:.E7])" office:value-type="float" office:value="0.993854592703054" calcext:value-type="float">
            <text:p>0.9938545927030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3.782" calcext:value-type="float">
            <text:p>313.782</text:p>
          </table:table-cell>
          <table:table-cell office:value-type="float" office:value="430.43" calcext:value-type="float">
            <text:p>430.43</text:p>
          </table:table-cell>
          <table:table-cell office:value-type="float" office:value="599.24" calcext:value-type="float">
            <text:p>599.24</text:p>
          </table:table-cell>
          <table:table-cell office:value-type="float" office:value="1366.56" calcext:value-type="float">
            <text:p>1366.56</text:p>
          </table:table-cell>
          <table:table-cell table:formula="of:=INTERCEPT([.B$5:.E$5];[.B8:.E8])" office:value-type="float" office:value="-0.402551091051919" calcext:value-type="float">
            <text:p>-0.402551091051919</text:p>
          </table:table-cell>
          <table:table-cell table:formula="of:=SLOPE([.B$5:.E$5];[.B8:.E8])" office:value-type="float" office:value="0.990351040646391" calcext:value-type="float">
            <text:p>0.9903510406463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7.944" calcext:value-type="float">
            <text:p>317.944</text:p>
          </table:table-cell>
          <table:table-cell office:value-type="float" office:value="435.667" calcext:value-type="float">
            <text:p>435.667</text:p>
          </table:table-cell>
          <table:table-cell office:value-type="float" office:value="606.65" calcext:value-type="float">
            <text:p>606.65</text:p>
          </table:table-cell>
          <table:table-cell office:value-type="float" office:value="1384.83" calcext:value-type="float">
            <text:p>1384.83</text:p>
          </table:table-cell>
          <table:table-cell table:formula="of:=INTERCEPT([.B$5:.E$5];[.B9:.E9])" office:value-type="float" office:value="0.0626417193986981" calcext:value-type="float">
            <text:p>0.062641719398698</text:p>
          </table:table-cell>
          <table:table-cell table:formula="of:=SLOPE([.B$5:.E$5];[.B9:.E9])" office:value-type="float" office:value="0.977017677418492" calcext:value-type="float">
            <text:p>0.9770176774184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8.992" calcext:value-type="float">
            <text:p>318.992</text:p>
          </table:table-cell>
          <table:table-cell office:value-type="float" office:value="437.339" calcext:value-type="float">
            <text:p>437.339</text:p>
          </table:table-cell>
          <table:table-cell office:value-type="float" office:value="610.03" calcext:value-type="float">
            <text:p>610.03</text:p>
          </table:table-cell>
          <table:table-cell office:value-type="float" office:value="1389.37" calcext:value-type="float">
            <text:p>1389.37</text:p>
          </table:table-cell>
          <table:table-cell table:formula="of:=INTERCEPT([.B$5:.E$5];[.B10:.E10])" office:value-type="float" office:value="-0.504119983105625" calcext:value-type="float">
            <text:p>-0.504119983105625</text:p>
          </table:table-cell>
          <table:table-cell table:formula="of:=SLOPE([.B$5:.E$5];[.B10:.E10])" office:value-type="float" office:value="0.97406803491793" calcext:value-type="float">
            <text:p>0.97406803491793</text:p>
          </table:table-cell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b</text:p>
          </table:table-cell>
        </table:table-row>
      </table:table>
      <table:table table:name="LABR03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LABR0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7.485" calcext:value-type="float">
            <text:p>307.485</text:p>
          </table:table-cell>
          <table:table-cell office:value-type="float" office:value="422.5" calcext:value-type="float">
            <text:p>422.5</text:p>
          </table:table-cell>
          <table:table-cell office:value-type="float" office:value="1354.01" calcext:value-type="float">
            <text:p>1354.01</text:p>
          </table:table-cell>
          <table:table-cell office:value-type="float" office:value="1850.44" calcext:value-type="float">
            <text:p>1850.44</text:p>
          </table:table-cell>
          <table:table-cell table:formula="of:=INTERCEPT([.B$5:.E$5];[.B2:.E2])" office:value-type="float" office:value="-0.273709798095183" calcext:value-type="float">
            <text:p>-0.273709798095183</text:p>
          </table:table-cell>
          <table:table-cell table:formula="of:=SLOPE([.B$5:.E$5];[.B2:.E2])" office:value-type="float" office:value="0.988641784447419" calcext:value-type="float">
            <text:p>0.988641784447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5.843" calcext:value-type="float">
            <text:p>305.843</text:p>
          </table:table-cell>
          <table:table-cell office:value-type="float" office:value="420.429" calcext:value-type="float">
            <text:p>420.429</text:p>
          </table:table-cell>
          <table:table-cell office:value-type="float" office:value="1346.82" calcext:value-type="float">
            <text:p>1346.82</text:p>
          </table:table-cell>
          <table:table-cell office:value-type="float" office:value="1839.6" calcext:value-type="float">
            <text:p>1839.6</text:p>
          </table:table-cell>
          <table:table-cell table:formula="of:=INTERCEPT([.B$5:.E$5];[.B3:.E3])" office:value-type="float" office:value="-0.633035637022317" calcext:value-type="float">
            <text:p>-0.633035637022317</text:p>
          </table:table-cell>
          <table:table-cell table:formula="of:=SLOPE([.B$5:.E$5];[.B3:.E3])" office:value-type="float" office:value="0.994503053792143" calcext:value-type="float">
            <text:p>0.9945030537921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5.662" calcext:value-type="float">
            <text:p>305.662</text:p>
          </table:table-cell>
          <table:table-cell office:value-type="float" office:value="419.472" calcext:value-type="float">
            <text:p>419.472</text:p>
          </table:table-cell>
          <table:table-cell office:value-type="float" office:value="1342.92" calcext:value-type="float">
            <text:p>1342.92</text:p>
          </table:table-cell>
          <table:table-cell office:value-type="float" office:value="1832.2" calcext:value-type="float">
            <text:p>1832.2</text:p>
          </table:table-cell>
          <table:table-cell table:formula="of:=INTERCEPT([.B$5:.E$5];[.B4:.E4])" office:value-type="float" office:value="-1.78704313153548" calcext:value-type="float">
            <text:p>-1.78704313153548</text:p>
          </table:table-cell>
          <table:table-cell table:formula="of:=SLOPE([.B$5:.E$5];[.B4:.E4])" office:value-type="float" office:value="0.998858067327446" calcext:value-type="float">
            <text:p>0.9988580673274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3.802" calcext:value-type="float">
            <text:p>303.802</text:p>
          </table:table-cell>
          <table:table-cell office:value-type="float" office:value="417.42" calcext:value-type="float">
            <text:p>417.42</text:p>
          </table:table-cell>
          <table:table-cell office:value-type="float" office:value="1338.12" calcext:value-type="float">
            <text:p>1338.12</text:p>
          </table:table-cell>
          <table:table-cell office:value-type="float" office:value="1829.31" calcext:value-type="float">
            <text:p>1829.31</text:p>
          </table:table-cell>
          <table:table-cell table:formula="of:=INTERCEPT([.B$5:.E$5];[.B5:.E5])" office:value-type="float" office:value="0" calcext:value-type="float">
            <text:p>0</text:p>
          </table:table-cell>
          <table:table-cell table:formula="of:=SLOPE([.B$5:.E$5];[.B5:.E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1.698" calcext:value-type="float">
            <text:p>301.698</text:p>
          </table:table-cell>
          <table:table-cell office:value-type="float" office:value="414.242" calcext:value-type="float">
            <text:p>414.242</text:p>
          </table:table-cell>
          <table:table-cell office:value-type="float" office:value="1325.71" calcext:value-type="float">
            <text:p>1325.71</text:p>
          </table:table-cell>
          <table:table-cell office:value-type="float" office:value="1812.23" calcext:value-type="float">
            <text:p>1812.23</text:p>
          </table:table-cell>
          <table:table-cell table:formula="of:=INTERCEPT([.B$5:.E$5];[.B6:.E6])" office:value-type="float" office:value="-0.906796128513633" calcext:value-type="float">
            <text:p>-0.906796128513633</text:p>
          </table:table-cell>
          <table:table-cell table:formula="of:=SLOPE([.B$5:.E$5];[.B6:.E6])" office:value-type="float" office:value="1.00996377274696" calcext:value-type="float">
            <text:p>1.009963772746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412.49" calcext:value-type="float">
            <text:p>412.49</text:p>
          </table:table-cell>
          <table:table-cell office:value-type="float" office:value="1321.09" calcext:value-type="float">
            <text:p>1321.09</text:p>
          </table:table-cell>
          <table:table-cell office:value-type="float" office:value="1807.14" calcext:value-type="float">
            <text:p>1807.14</text:p>
          </table:table-cell>
          <table:table-cell table:formula="of:=INTERCEPT([.B$5:.E$5];[.B7:.E7])" office:value-type="float" office:value="0.11108811443944" calcext:value-type="float">
            <text:p>0.11108811443944</text:p>
          </table:table-cell>
          <table:table-cell table:formula="of:=SLOPE([.B$5:.E$5];[.B7:.E7])" office:value-type="float" office:value="1.01239720604288" calcext:value-type="float">
            <text:p>1.012397206042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8.634" calcext:value-type="float">
            <text:p>298.634</text:p>
          </table:table-cell>
          <table:table-cell office:value-type="float" office:value="410.693" calcext:value-type="float">
            <text:p>410.693</text:p>
          </table:table-cell>
          <table:table-cell office:value-type="float" office:value="1315.29" calcext:value-type="float">
            <text:p>1315.29</text:p>
          </table:table-cell>
          <table:table-cell office:value-type="float" office:value="1797.6" calcext:value-type="float">
            <text:p>1797.6</text:p>
          </table:table-cell>
          <table:table-cell table:formula="of:=INTERCEPT([.B$5:.E$5];[.B8:.E8])" office:value-type="float" office:value="-0.377872526559031" calcext:value-type="float">
            <text:p>-0.377872526559031</text:p>
          </table:table-cell>
          <table:table-cell table:formula="of:=SLOPE([.B$5:.E$5];[.B8:.E8])" office:value-type="float" office:value="1.01777672228087" calcext:value-type="float">
            <text:p>1.017776722280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4.299" calcext:value-type="float">
            <text:p>294.299</text:p>
          </table:table-cell>
          <table:table-cell office:value-type="float" office:value="404.926" calcext:value-type="float">
            <text:p>404.926</text:p>
          </table:table-cell>
          <table:table-cell office:value-type="float" office:value="1297.95" calcext:value-type="float">
            <text:p>1297.95</text:p>
          </table:table-cell>
          <table:table-cell office:value-type="float" office:value="1775.71" calcext:value-type="float">
            <text:p>1775.71</text:p>
          </table:table-cell>
          <table:table-cell table:formula="of:=INTERCEPT([.B$5:.E$5];[.B9:.E9])" office:value-type="float" office:value="0.591637980829546" calcext:value-type="float">
            <text:p>0.591637980829546</text:p>
          </table:table-cell>
          <table:table-cell table:formula="of:=SLOPE([.B$5:.E$5];[.B9:.E9])" office:value-type="float" office:value="1.03005669350555" calcext:value-type="float">
            <text:p>1.030056693505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2.009" calcext:value-type="float">
            <text:p>292.009</text:p>
          </table:table-cell>
          <table:table-cell office:value-type="float" office:value="401.904" calcext:value-type="float">
            <text:p>401.904</text:p>
          </table:table-cell>
          <table:table-cell office:value-type="float" office:value="1289.09" calcext:value-type="float">
            <text:p>1289.09</text:p>
          </table:table-cell>
          <table:table-cell office:value-type="float" office:value="1759.3" calcext:value-type="float">
            <text:p>1759.3</text:p>
          </table:table-cell>
          <table:table-cell table:formula="of:=INTERCEPT([.B$5:.E$5];[.B10:.E10])" office:value-type="float" office:value="-0.233389982302015" calcext:value-type="float">
            <text:p>-0.233389982302015</text:p>
          </table:table-cell>
          <table:table-cell table:formula="of:=SLOPE([.B$5:.E$5];[.B10:.E10])" office:value-type="float" office:value="1.03935612908127" calcext:value-type="float">
            <text:p>1.039356129081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 style:data-style-name="N2" text:time-value="21:21:32.9953430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9T13:34:06.212299259</meta:creation-date>
    <meta:generator>LibreOffice/6.3.4.2.0$Linux_X86_64 LibreOffice_project/30$Build-2</meta:generator>
    <dc:date>2020-03-05T22:41:32.038665240</dc:date>
    <meta:editing-duration>PT5H35M23S</meta:editing-duration>
    <meta:editing-cycles>9</meta:editing-cycles>
    <meta:document-statistic meta:table-count="10" meta:cell-count="665" meta:object-count="0"/>
  </office:meta>
</office:document-meta>
</file>